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Ubuntu" svg:font-family="Ubuntu"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style:font-face style:name="DejaVu Sans Condensed" svg:font-family="'DejaVu Sans Condensed'" style:font-adornments="Condensed"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automatic-styles>
    <style:style style:name="Table1" style:family="table">
      <style:table-properties style:width="6.8993in" fo:margin-left="-0.4806in" fo:margin-right="-0.5507in" table:align="margins" style:writing-mode="lr-tb"/>
    </style:style>
    <style:style style:name="Table1.A" style:family="table-column">
      <style:table-column-properties style:column-width="2.0819in" style:rel-column-width="19776*"/>
    </style:style>
    <style:style style:name="Table1.B" style:family="table-column">
      <style:table-column-properties style:column-width="4.8174in" style:rel-column-width="4575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7.2931in" fo:margin-left="-0.6792in" fo:margin-right="-0.7458in" table:align="margins" style:writing-mode="lr-tb"/>
    </style:style>
    <style:style style:name="Table2.A" style:family="table-column">
      <style:table-column-properties style:column-width="2.5757in" style:rel-column-width="23144*"/>
    </style:style>
    <style:style style:name="Table2.B" style:family="table-column">
      <style:table-column-properties style:column-width="4.7174in" style:rel-column-width="4239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785in" fo:margin-left="-0.5938in" fo:margin-right="-0.3167in" table:align="margins" style:writing-mode="lr-tb"/>
    </style:style>
    <style:style style:name="Table3.A" style:family="table-column">
      <style:table-column-properties style:column-width="2.4896in" style:rel-column-width="24072*"/>
    </style:style>
    <style:style style:name="Table3.B" style:family="table-column">
      <style:table-column-properties style:column-width="4.2889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785in" fo:margin-left="-0.5938in" fo:margin-right="-0.3167in" table:align="margins" style:writing-mode="lr-tb"/>
    </style:style>
    <style:style style:name="Table4.A" style:family="table-column">
      <style:table-column-properties style:column-width="2.1313in" style:rel-column-width="20605*"/>
    </style:style>
    <style:style style:name="Table4.B" style:family="table-column">
      <style:table-column-properties style:column-width="4.6472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785in" fo:margin-left="-0.5938in" fo:margin-right="-0.3167in" table:align="margins" style:writing-mode="lr-tb"/>
    </style:style>
    <style:style style:name="Table5.A" style:family="table-column">
      <style:table-column-properties style:column-width="2.1313in" style:rel-column-width="20607*"/>
    </style:style>
    <style:style style:name="Table5.B" style:family="table-column">
      <style:table-column-properties style:column-width="4.6472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785in" fo:margin-left="-0.5938in" fo:margin-right="-0.3167in" table:align="margins" style:writing-mode="lr-tb"/>
    </style:style>
    <style:style style:name="Table6.A" style:family="table-column">
      <style:table-column-properties style:column-width="2.1299in" style:rel-column-width="20595*"/>
    </style:style>
    <style:style style:name="Table6.B" style:family="table-column">
      <style:table-column-properties style:column-width="4.6486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14in" fo:margin-left="-0.5938in" fo:margin-right="-0.4396in" table:align="margins" style:writing-mode="lr-tb"/>
    </style:style>
    <style:style style:name="Table7.A" style:family="table-column">
      <style:table-column-properties style:column-width="2.1313in" style:rel-column-width="20236*"/>
    </style:style>
    <style:style style:name="Table7.B" style:family="table-column">
      <style:table-column-properties style:column-width="4.7701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14in" fo:margin-left="-0.5938in" fo:margin-right="-0.4396in" table:align="margins" style:writing-mode="lr-tb"/>
    </style:style>
    <style:style style:name="Table8.A" style:family="table-column">
      <style:table-column-properties style:column-width="2.1313in" style:rel-column-width="20238*"/>
    </style:style>
    <style:style style:name="Table8.B" style:family="table-column">
      <style:table-column-properties style:column-width="4.7701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fo:margin-left="0.25in" fo:margin-right="0in" fo:text-indent="0in" style:auto-text-indent="false"/>
    </style:style>
    <style:style style:name="P4" style:family="paragraph" style:parent-style-name="Standard" style:master-page-name="">
      <style:paragraph-properties fo:orphans="0" fo:widows="0" style:page-number="auto" fo:keep-with-next="auto"/>
    </style:style>
    <style:style style:name="P5" style:family="paragraph" style:parent-style-name="Standard" style:master-page-name="">
      <style:paragraph-properties fo:orphans="0" fo:widows="0" style:page-number="auto"/>
    </style:style>
    <style:style style:name="P6" style:family="paragraph" style:parent-style-name="Standard">
      <style:paragraph-properties style:writing-mode="lr-tb"/>
    </style:style>
    <style:style style:name="P7" style:family="paragraph" style:parent-style-name="AttribDesc">
      <style:paragraph-properties style:writing-mode="lr-tb"/>
    </style:style>
    <style:style style:name="P8" style:family="paragraph" style:parent-style-name="AttribDesc">
      <style:paragraph-properties style:writing-mode="lr-tb"/>
      <style:text-properties officeooo:paragraph-rsid="001bd791"/>
    </style:style>
    <style:style style:name="P9" style:family="paragraph" style:parent-style-name="AttribDesc">
      <style:paragraph-properties style:writing-mode="lr-tb"/>
      <style:text-properties officeooo:paragraph-rsid="006500a5"/>
    </style:style>
    <style:style style:name="P10" style:family="paragraph" style:parent-style-name="Standard">
      <style:text-properties officeooo:paragraph-rsid="000fe352"/>
    </style:style>
    <style:style style:name="P11" style:family="paragraph" style:parent-style-name="Standard">
      <style:text-properties officeooo:paragraph-rsid="001ea755"/>
    </style:style>
    <style:style style:name="P12" style:family="paragraph" style:parent-style-name="Standard">
      <style:text-properties officeooo:paragraph-rsid="00245f76"/>
    </style:style>
    <style:style style:name="P13" style:family="paragraph" style:parent-style-name="Standard">
      <style:text-properties officeooo:paragraph-rsid="002c24f8"/>
    </style:style>
    <style:style style:name="P14" style:family="paragraph" style:parent-style-name="Standard">
      <style:text-properties officeooo:paragraph-rsid="003063ed"/>
    </style:style>
    <style:style style:name="P15" style:family="paragraph" style:parent-style-name="Standard">
      <style:text-properties officeooo:rsid="0026cb46" officeooo:paragraph-rsid="0026cb46"/>
    </style:style>
    <style:style style:name="P16" style:family="paragraph" style:parent-style-name="Standard">
      <style:text-properties officeooo:rsid="0026cb46" officeooo:paragraph-rsid="0070582d"/>
    </style:style>
    <style:style style:name="P17" style:family="paragraph" style:parent-style-name="Standard">
      <style:text-properties officeooo:paragraph-rsid="003c9d78"/>
    </style:style>
    <style:style style:name="P18" style:family="paragraph" style:parent-style-name="Standard">
      <style:text-properties officeooo:paragraph-rsid="004cc03d"/>
    </style:style>
    <style:style style:name="P19" style:family="paragraph" style:parent-style-name="Standard">
      <style:text-properties officeooo:paragraph-rsid="00680b0f"/>
    </style:style>
    <style:style style:name="P20" style:family="paragraph" style:parent-style-name="Standard">
      <style:text-properties officeooo:paragraph-rsid="006ccb45"/>
    </style:style>
    <style:style style:name="P21" style:family="paragraph" style:parent-style-name="AttribDesc">
      <style:text-properties officeooo:paragraph-rsid="001362e6"/>
    </style:style>
    <style:style style:name="P22" style:family="paragraph" style:parent-style-name="AttribDesc">
      <style:text-properties officeooo:paragraph-rsid="00189105"/>
    </style:style>
    <style:style style:name="P23" style:family="paragraph" style:parent-style-name="AttribDesc">
      <style:text-properties officeooo:paragraph-rsid="001c94f0"/>
    </style:style>
    <style:style style:name="P24" style:family="paragraph" style:parent-style-name="AttribDesc">
      <style:text-properties officeooo:paragraph-rsid="001fea82"/>
    </style:style>
    <style:style style:name="P25" style:family="paragraph" style:parent-style-name="AttribDesc">
      <style:text-properties officeooo:paragraph-rsid="00216b39"/>
    </style:style>
    <style:style style:name="P26" style:family="paragraph" style:parent-style-name="AttribDesc">
      <style:text-properties officeooo:paragraph-rsid="00245f76"/>
    </style:style>
    <style:style style:name="P27" style:family="paragraph" style:parent-style-name="AttribDesc">
      <style:text-properties officeooo:paragraph-rsid="003c9d78"/>
    </style:style>
    <style:style style:name="P28" style:family="paragraph" style:parent-style-name="AttribDesc">
      <style:text-properties officeooo:paragraph-rsid="00494343"/>
    </style:style>
    <style:style style:name="P29" style:family="paragraph" style:parent-style-name="AttribDesc">
      <style:text-properties officeooo:paragraph-rsid="004b1609"/>
    </style:style>
    <style:style style:name="P30" style:family="paragraph" style:parent-style-name="AttribDesc">
      <style:text-properties style:font-name="Courier New3" fo:font-size="9pt" fo:font-weight="bold" officeooo:paragraph-rsid="0051431e" style:font-size-asian="9pt" style:font-weight-asian="bold" style:font-size-complex="9pt" style:font-weight-complex="bold"/>
    </style:style>
    <style:style style:name="P31" style:family="paragraph" style:parent-style-name="AttribDesc">
      <style:text-properties officeooo:paragraph-rsid="0051431e"/>
    </style:style>
    <style:style style:name="P32" style:family="paragraph" style:parent-style-name="AttribDesc">
      <style:text-properties officeooo:paragraph-rsid="006a1564"/>
    </style:style>
    <style:style style:name="P33" style:family="paragraph" style:parent-style-name="AttribDesc">
      <style:text-properties officeooo:paragraph-rsid="006ccb45"/>
    </style:style>
    <style:style style:name="P34" style:family="paragraph" style:parent-style-name="AttribDesc">
      <style:text-properties officeooo:paragraph-rsid="0072901c"/>
    </style:style>
    <style:style style:name="P35" style:family="paragraph" style:parent-style-name="AttribComment">
      <style:paragraph-properties fo:margin-left="0.3402in" fo:margin-right="0in" fo:text-indent="0in" style:auto-text-indent="false"/>
    </style:style>
    <style:style style:name="P36" style:family="paragraph" style:parent-style-name="Preformatted_20_Text">
      <style:text-properties officeooo:paragraph-rsid="0057aacd"/>
    </style:style>
    <style:style style:name="P37" style:family="paragraph" style:parent-style-name="Preformatted_20_Text">
      <style:text-properties officeooo:paragraph-rsid="00597178"/>
    </style:style>
    <style:style style:name="P38" style:family="paragraph" style:parent-style-name="Preformatted_20_Text">
      <style:text-properties officeooo:paragraph-rsid="005d3131"/>
    </style:style>
    <style:style style:name="P39" style:family="paragraph" style:parent-style-name="Preformatted_20_Text">
      <style:text-properties officeooo:rsid="005b4ebb" officeooo:paragraph-rsid="005b4ebb"/>
    </style:style>
    <style:style style:name="P40" style:family="paragraph" style:parent-style-name="Preformatted_20_Text">
      <style:text-properties officeooo:rsid="005cc4de" officeooo:paragraph-rsid="005cc4de"/>
    </style:style>
    <style:style style:name="P41" style:family="paragraph" style:parent-style-name="Preformatted_20_Text">
      <style:text-properties officeooo:rsid="005d3131" officeooo:paragraph-rsid="005d3131"/>
    </style:style>
    <style:style style:name="P42" style:family="paragraph" style:parent-style-name="AttribDescContinue">
      <style:text-properties officeooo:paragraph-rsid="006a1564"/>
    </style:style>
    <style:style style:name="P43" style:family="paragraph" style:parent-style-name="Contents_20_1">
      <style:paragraph-properties>
        <style:tab-stops>
          <style:tab-stop style:position="5.8681in" style:type="right" style:leader-style="dotted" style:leader-text="."/>
        </style:tab-stops>
      </style:paragraph-properties>
    </style:style>
    <style:style style:name="P44" style:family="paragraph" style:parent-style-name="Contents_20_2">
      <style:paragraph-properties>
        <style:tab-stops>
          <style:tab-stop style:position="5.6717in" style:type="right" style:leader-style="dotted" style:leader-text="."/>
        </style:tab-stops>
      </style:paragraph-properties>
    </style:style>
    <style:style style:name="P45" style:family="paragraph" style:parent-style-name="Contents_20_3">
      <style:paragraph-properties>
        <style:tab-stops>
          <style:tab-stop style:position="5.4752in" style:type="right" style:leader-style="dotted" style:leader-text="."/>
        </style:tab-stops>
      </style:paragraph-properties>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text-properties officeooo:paragraph-rsid="001362e6"/>
    </style:style>
    <style:style style:name="P51" style:family="paragraph" style:parent-style-name="Standard" style:list-style-name="L5">
      <style:text-properties officeooo:paragraph-rsid="006a1564"/>
    </style:style>
    <style:style style:name="P52" style:family="paragraph" style:parent-style-name="Standard" style:list-style-name="L6"/>
    <style:style style:name="P53" style:family="paragraph" style:parent-style-name="Standard" style:list-style-name="L7"/>
    <style:style style:name="P54" style:family="paragraph" style:parent-style-name="Standard">
      <style:text-properties officeooo:paragraph-rsid="0078869c"/>
    </style:style>
    <style:style style:name="P55" style:family="paragraph" style:parent-style-name="Heading_20_2">
      <style:text-properties officeooo:paragraph-rsid="003c9d78"/>
    </style:style>
    <style:style style:name="P56" style:family="paragraph" style:parent-style-name="Heading_20_2" style:master-page-name="">
      <style:paragraph-properties style:page-number="auto" fo:keep-with-next="auto"/>
    </style:style>
    <style:style style:name="P57" style:family="paragraph" style:parent-style-name="Heading_20_2" style:master-page-name="">
      <style:paragraph-properties style:page-number="auto"/>
    </style:style>
    <style:style style:name="P58" style:family="paragraph" style:parent-style-name="Heading_20_2" style:master-page-name="">
      <style:paragraph-properties style:page-number="auto" fo:break-before="auto" fo:break-after="auto"/>
    </style:style>
    <style:style style:name="P59" style:family="paragraph" style:parent-style-name="Heading_20_3">
      <style:text-properties officeooo:paragraph-rsid="003c9d78"/>
    </style:style>
    <style:style style:name="P60" style:family="paragraph" style:parent-style-name="Heading_20_3">
      <style:text-properties officeooo:paragraph-rsid="0078869c"/>
    </style:style>
    <style:style style:name="P61" style:family="paragraph" style:parent-style-name="Heading_20_4">
      <style:text-properties officeooo:paragraph-rsid="001fea82"/>
    </style:style>
    <style:style style:name="P62" style:family="paragraph" style:parent-style-name="Heading_20_4">
      <style:text-properties officeooo:paragraph-rsid="001362e6"/>
    </style:style>
    <style:style style:name="P63" style:family="paragraph" style:parent-style-name="Heading_20_4">
      <style:text-properties officeooo:paragraph-rsid="00216b39"/>
    </style:style>
    <style:style style:name="P64" style:family="paragraph" style:parent-style-name="Heading_20_4">
      <style:text-properties officeooo:paragraph-rsid="00245f76"/>
    </style:style>
    <style:style style:name="P65" style:family="paragraph" style:parent-style-name="Heading_20_4">
      <style:text-properties officeooo:paragraph-rsid="003c9d78"/>
    </style:style>
    <style:style style:name="P66" style:family="paragraph" style:parent-style-name="Heading_20_4">
      <style:text-properties officeooo:paragraph-rsid="0078869c"/>
    </style:style>
    <style:style style:name="P67" style:family="paragraph" style:parent-style-name="Paper_20_Title" style:master-page-name="Standard">
      <style:paragraph-properties style:page-number="auto"/>
    </style:style>
    <style:style style:name="P68" style:family="paragraph" style:parent-style-name="AttribDesc">
      <style:text-properties officeooo:paragraph-rsid="0076f670"/>
    </style:style>
    <style:style style:name="P69" style:family="paragraph" style:parent-style-name="AttribDesc">
      <style:text-properties officeooo:paragraph-rsid="0078869c"/>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643001"/>
    </style:style>
    <style:style style:name="T2" style:family="text">
      <style:text-properties fo:font-size="8pt" style:font-size-asian="8pt"/>
    </style:style>
    <style:style style:name="T3" style:family="text">
      <style:text-properties fo:font-size="8pt" fo:font-weight="bold" style:font-size-asian="8pt" style:font-weight-asian="bold"/>
    </style:style>
    <style:style style:name="T4" style:family="text">
      <style:text-properties style:font-name="Times New Roman"/>
    </style:style>
    <style:style style:name="T5" style:family="text">
      <style:text-properties style:font-name="Times New Roman" fo:font-size="11pt" style:font-size-asian="11pt" style:font-size-complex="11pt"/>
    </style:style>
    <style:style style:name="T6" style:family="text">
      <style:text-properties style:font-name="Times New Roman" fo:font-size="11pt" officeooo:rsid="001ea755" style:font-size-asian="11pt" style:font-size-complex="11pt"/>
    </style:style>
    <style:style style:name="T7" style:family="text">
      <style:text-properties style:font-name="Times New Roman" fo:font-size="11pt" officeooo:rsid="004c1fbb" style:font-size-asian="11pt" style:font-size-complex="11pt"/>
    </style:style>
    <style:style style:name="T8" style:family="text">
      <style:text-properties fo:font-size="6pt" style:font-size-asian="6pt"/>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0fe352" style:font-weight-asian="bold" style:font-weight-complex="bold"/>
    </style:style>
    <style:style style:name="T14" style:family="text">
      <style:text-properties fo:font-weight="bold" officeooo:rsid="0010fe6c" style:font-weight-asian="bold" style:font-weight-complex="bold"/>
    </style:style>
    <style:style style:name="T15" style:family="text">
      <style:text-properties fo:font-weight="bold" officeooo:rsid="0011b53a" style:font-weight-asian="bold" style:font-weight-complex="bold"/>
    </style:style>
    <style:style style:name="T16" style:family="text">
      <style:text-properties fo:font-weight="bold" officeooo:rsid="001362e6" style:font-weight-asian="bold" style:font-weight-complex="bold"/>
    </style:style>
    <style:style style:name="T17" style:family="text">
      <style:text-properties fo:font-weight="bold" officeooo:rsid="00169c63" style:font-weight-asian="bold" style:font-weight-complex="bold"/>
    </style:style>
    <style:style style:name="T18" style:family="text">
      <style:text-properties fo:font-weight="bold" officeooo:rsid="00189105" style:font-weight-asian="bold" style:font-weight-complex="bold"/>
    </style:style>
    <style:style style:name="T19" style:family="text">
      <style:text-properties fo:font-weight="bold" officeooo:rsid="001b7d04" style:font-weight-asian="bold" style:font-weight-complex="bold"/>
    </style:style>
    <style:style style:name="T20" style:family="text">
      <style:text-properties fo:font-weight="bold" officeooo:rsid="001b863f" style:font-weight-asian="bold" style:font-weight-complex="bold"/>
    </style:style>
    <style:style style:name="T21" style:family="text">
      <style:text-properties fo:font-weight="bold" officeooo:rsid="003549f4" style:font-weight-asian="bold" style:font-weight-complex="bold"/>
    </style:style>
    <style:style style:name="T22" style:family="text">
      <style:text-properties fo:font-weight="bold" officeooo:rsid="00531b38" style:font-weight-asian="bold" style:font-weight-complex="bold"/>
    </style:style>
    <style:style style:name="T23" style:family="text">
      <style:text-properties fo:font-weight="bold" officeooo:rsid="0072901c" style:font-weight-asian="bold" style:font-weight-complex="bold"/>
    </style:style>
    <style:style style:name="T24" style:family="text">
      <style:text-properties fo:font-weight="bold" officeooo:rsid="0076f670" style:font-weight-asian="bold" style:font-weight-complex="bold"/>
    </style:style>
    <style:style style:name="T25" style:family="text">
      <style:text-properties fo:font-weight="bold" officeooo:rsid="0078869c" style:font-weight-asian="bold" style:font-weight-complex="bold"/>
    </style:style>
    <style:style style:name="T26" style:family="text">
      <style:text-properties style:text-position="super 58%"/>
    </style:style>
    <style:style style:name="T27" style:family="text">
      <style:text-properties style:font-name="Arial" fo:font-weight="bold" style:font-weight-asian="bold" style:font-weight-complex="bold"/>
    </style:style>
    <style:style style:name="T28" style:family="text">
      <style:text-properties style:font-name="Arial" fo:font-size="9pt" style:font-size-asian="9pt" style:font-size-complex="9pt"/>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style:font-name="Doulos SIL"/>
    </style:style>
    <style:style style:name="T32" style:family="text">
      <style:text-properties fo:font-style="normal" style:font-style-asian="normal" style:font-style-complex="normal"/>
    </style:style>
    <style:style style:name="T33" style:family="text">
      <style:text-properties fo:font-weight="normal" officeooo:rsid="00169c63" style:font-weight-asian="normal" style:font-weight-complex="normal"/>
    </style:style>
    <style:style style:name="T34" style:family="text">
      <style:text-properties officeooo:rsid="000fe352"/>
    </style:style>
    <style:style style:name="T35" style:family="text">
      <style:text-properties style:font-name="Times New Roman1" officeooo:rsid="000fe352"/>
    </style:style>
    <style:style style:name="T36" style:family="text">
      <style:text-properties style:font-name="Times New Roman1" fo:font-size="11pt" officeooo:rsid="000fe352" style:font-size-asian="9.60000038146973pt" style:font-size-complex="11pt"/>
    </style:style>
    <style:style style:name="T37" style:family="text">
      <style:text-properties style:font-name="Times New Roman1" fo:font-size="11pt" style:font-size-asian="11pt" style:font-size-complex="11pt"/>
    </style:style>
    <style:style style:name="T38" style:family="text">
      <style:text-properties style:font-name="Times New Roman1" fo:font-size="11pt" officeooo:rsid="0011b53a" style:font-size-asian="11pt" style:font-size-complex="11pt"/>
    </style:style>
    <style:style style:name="T39" style:family="text">
      <style:text-properties style:font-name="Times New Roman1" fo:font-size="11pt" officeooo:rsid="000fe352" style:font-size-asian="11pt" style:font-size-complex="11pt"/>
    </style:style>
    <style:style style:name="T40" style:family="text">
      <style:text-properties style:font-name="Times New Roman1" fo:font-size="11pt" officeooo:rsid="00494343" style:font-size-asian="11pt" style:font-size-complex="11pt"/>
    </style:style>
    <style:style style:name="T41" style:family="text">
      <style:text-properties style:font-name="Times New Roman1" fo:font-size="11pt" fo:font-weight="normal" officeooo:rsid="00169c63" style:font-size-asian="11pt" style:font-weight-asian="normal" style:font-size-complex="11pt" style:font-weight-complex="normal"/>
    </style:style>
    <style:style style:name="T42" style:family="text">
      <style:text-properties style:font-name="Times New Roman1" fo:font-size="11pt" fo:font-weight="normal" officeooo:rsid="001362e6" style:font-size-asian="11pt" style:font-weight-asian="normal" style:font-size-complex="11pt" style:font-weight-complex="normal"/>
    </style:style>
    <style:style style:name="T43" style:family="text">
      <style:text-properties officeooo:rsid="0010fe6c"/>
    </style:style>
    <style:style style:name="T44" style:family="text">
      <style:text-properties officeooo:rsid="0011b53a"/>
    </style:style>
    <style:style style:name="T45" style:family="text">
      <style:text-properties officeooo:rsid="001362e6"/>
    </style:style>
    <style:style style:name="T46" style:family="text">
      <style:text-properties style:font-name="Courier New3" fo:font-size="9pt" style:font-size-asian="9pt" style:font-size-complex="9pt"/>
    </style:style>
    <style:style style:name="T47" style:family="text">
      <style:text-properties style:font-name="Courier New3" fo:font-size="9pt" officeooo:rsid="001362e6" style:font-size-asian="9pt" style:font-size-complex="9pt"/>
    </style:style>
    <style:style style:name="T48" style:family="text">
      <style:text-properties style:font-name="Courier New3" fo:font-size="9pt" officeooo:rsid="00151b2f" style:font-size-asian="9pt" style:font-size-complex="9pt"/>
    </style:style>
    <style:style style:name="T49" style:family="text">
      <style:text-properties style:font-name="Courier New3" fo:font-size="9pt" officeooo:rsid="00169c63" style:font-size-asian="9pt" style:font-size-complex="9pt"/>
    </style:style>
    <style:style style:name="T50" style:family="text">
      <style:text-properties style:font-name="Courier New3" fo:font-size="9pt" officeooo:rsid="00180f74" style:font-size-asian="9pt" style:font-size-complex="9pt"/>
    </style:style>
    <style:style style:name="T51" style:family="text">
      <style:text-properties style:font-name="Courier New3" fo:font-size="9pt" officeooo:rsid="001bd791" style:font-size-asian="9pt" style:font-size-complex="9pt"/>
    </style:style>
    <style:style style:name="T52" style:family="text">
      <style:text-properties style:font-name="Courier New3" fo:font-size="9pt" officeooo:rsid="001c94f0" style:font-size-asian="9pt" style:font-size-complex="9pt"/>
    </style:style>
    <style:style style:name="T53" style:family="text">
      <style:text-properties style:font-name="Courier New3" fo:font-size="9pt" officeooo:rsid="00229fc1" style:font-size-asian="9pt" style:font-size-complex="9pt"/>
    </style:style>
    <style:style style:name="T54" style:family="text">
      <style:text-properties style:font-name="Courier New3" fo:font-size="9pt" officeooo:rsid="0023451e" style:font-size-asian="9pt" style:font-size-complex="9pt"/>
    </style:style>
    <style:style style:name="T55" style:family="text">
      <style:text-properties style:font-name="Courier New3" fo:font-size="9pt" officeooo:rsid="00245f76" style:font-size-asian="9pt" style:font-size-complex="9pt"/>
    </style:style>
    <style:style style:name="T56" style:family="text">
      <style:text-properties style:font-name="Courier New3" fo:font-size="9pt" officeooo:rsid="0035e8ce" style:font-size-asian="9pt" style:font-size-complex="9pt"/>
    </style:style>
    <style:style style:name="T57" style:family="text">
      <style:text-properties style:font-name="Courier New3" fo:font-size="9pt" officeooo:rsid="003ef302" style:font-size-asian="9pt" style:font-size-complex="9pt"/>
    </style:style>
    <style:style style:name="T58" style:family="text">
      <style:text-properties style:font-name="Courier New3" fo:font-size="9pt" officeooo:rsid="0040424a" style:font-size-asian="9pt" style:font-size-complex="9pt"/>
    </style:style>
    <style:style style:name="T59" style:family="text">
      <style:text-properties style:font-name="Courier New3" fo:font-size="9pt" officeooo:rsid="004cc03d" style:font-size-asian="9pt" style:font-size-complex="9pt"/>
    </style:style>
    <style:style style:name="T60" style:family="text">
      <style:text-properties style:font-name="Courier New3" fo:font-size="9pt" officeooo:rsid="004f8d75" style:font-size-asian="9pt" style:font-size-complex="9pt"/>
    </style:style>
    <style:style style:name="T61" style:family="text">
      <style:text-properties style:font-name="Courier New3" fo:font-size="9pt" officeooo:rsid="0051431e" style:font-size-asian="9pt" style:font-size-complex="9pt"/>
    </style:style>
    <style:style style:name="T62" style:family="text">
      <style:text-properties style:font-name="Courier New3" fo:font-size="9pt" officeooo:rsid="006a1564" style:font-size-asian="9pt" style:font-size-complex="9pt"/>
    </style:style>
    <style:style style:name="T63" style:family="text">
      <style:text-properties style:font-name="Courier New3" fo:font-size="9pt" officeooo:rsid="006500a5" style:font-size-asian="9pt" style:font-size-complex="9pt"/>
    </style:style>
    <style:style style:name="T64" style:family="text">
      <style:text-properties style:font-name="Courier New3" fo:font-size="9pt" officeooo:rsid="00680b0f" style:font-size-asian="9pt" style:font-size-complex="9pt"/>
    </style:style>
    <style:style style:name="T65" style:family="text">
      <style:text-properties style:font-name="Courier New3" fo:font-size="9pt" officeooo:rsid="00694e94" style:font-size-asian="9pt" style:font-size-complex="9pt"/>
    </style:style>
    <style:style style:name="T66" style:family="text">
      <style:text-properties style:font-name="Courier New3" fo:font-size="9pt" officeooo:rsid="006aaa7f" style:font-size-asian="9pt" style:font-size-complex="9pt"/>
    </style:style>
    <style:style style:name="T67" style:family="text">
      <style:text-properties style:font-name="Courier New3" fo:font-size="9pt" officeooo:rsid="0073821c" style:font-size-asian="9pt" style:font-size-complex="9pt"/>
    </style:style>
    <style:style style:name="T68" style:family="text">
      <style:text-properties style:font-name="Courier New3" fo:font-size="9pt" officeooo:rsid="0078869c" style:font-size-asian="9pt" style:font-size-complex="9pt"/>
    </style:style>
    <style:style style:name="T69" style:family="text">
      <style:text-properties style:font-name="Courier New3" fo:font-size="9pt" fo:font-weight="bold" style:font-size-asian="9pt" style:font-weight-asian="bold" style:font-size-complex="9pt" style:font-weight-complex="bold"/>
    </style:style>
    <style:style style:name="T70" style:family="text">
      <style:text-properties style:font-name="Courier New3" fo:font-size="9pt" fo:font-weight="bold" officeooo:rsid="001a6a58" style:font-size-asian="9pt" style:font-weight-asian="bold" style:font-size-complex="9pt" style:font-weight-complex="bold"/>
    </style:style>
    <style:style style:name="T71" style:family="text">
      <style:text-properties style:font-name="Courier New3" fo:font-size="9pt" fo:font-weight="bold" officeooo:rsid="003ba78a" style:font-size-asian="9pt" style:font-weight-asian="bold" style:font-size-complex="9pt" style:font-weight-complex="bold"/>
    </style:style>
    <style:style style:name="T72" style:family="text">
      <style:text-properties style:font-name="Courier New3" fo:font-weight="normal" officeooo:rsid="0051431e" style:font-weight-asian="normal" style:font-weight-complex="normal"/>
    </style:style>
    <style:style style:name="T73" style:family="text">
      <style:text-properties officeooo:rsid="00151b2f"/>
    </style:style>
    <style:style style:name="T74" style:family="text">
      <style:text-properties officeooo:rsid="00169c63"/>
    </style:style>
    <style:style style:name="T75" style:family="text">
      <style:text-properties officeooo:rsid="00180f74"/>
    </style:style>
    <style:style style:name="T76" style:family="text">
      <style:text-properties officeooo:rsid="00189105"/>
    </style:style>
    <style:style style:name="T77" style:family="text">
      <style:text-properties officeooo:rsid="001a6a58"/>
    </style:style>
    <style:style style:name="T78" style:family="text">
      <style:text-properties officeooo:rsid="001ac667"/>
    </style:style>
    <style:style style:name="T79" style:family="text">
      <style:text-properties officeooo:rsid="001b7d04"/>
    </style:style>
    <style:style style:name="T80" style:family="text">
      <style:text-properties officeooo:rsid="001b863f"/>
    </style:style>
    <style:style style:name="T81" style:family="text">
      <style:text-properties officeooo:rsid="001bd791"/>
    </style:style>
    <style:style style:name="T82" style:family="text">
      <style:text-properties officeooo:rsid="001c94f0"/>
    </style:style>
    <style:style style:name="T83" style:family="text">
      <style:text-properties officeooo:rsid="001dd541"/>
    </style:style>
    <style:style style:name="T84" style:family="text">
      <style:text-properties officeooo:rsid="001ea755"/>
    </style:style>
    <style:style style:name="T85" style:family="text">
      <style:text-properties style:font-name="Courier New"/>
    </style:style>
    <style:style style:name="T86" style:family="text">
      <style:text-properties style:font-name="Courier New" fo:font-size="9pt" officeooo:rsid="001ea755" style:font-size-asian="9pt" style:font-size-complex="9pt"/>
    </style:style>
    <style:style style:name="T87" style:family="text">
      <style:text-properties style:font-name="Courier New" officeooo:rsid="00597178"/>
    </style:style>
    <style:style style:name="T88" style:family="text">
      <style:text-properties officeooo:rsid="001fea82"/>
    </style:style>
    <style:style style:name="T89" style:family="text">
      <style:text-properties officeooo:rsid="00229fc1"/>
    </style:style>
    <style:style style:name="T90" style:family="text">
      <style:text-properties officeooo:rsid="0023451e"/>
    </style:style>
    <style:style style:name="T91" style:family="text">
      <style:text-properties officeooo:rsid="00245f76"/>
    </style:style>
    <style:style style:name="T92" style:family="text">
      <style:text-properties officeooo:rsid="0024f901"/>
    </style:style>
    <style:style style:name="T93" style:family="text">
      <style:text-properties officeooo:rsid="0028747e"/>
    </style:style>
    <style:style style:name="T94" style:family="text">
      <style:text-properties officeooo:rsid="002a526d"/>
    </style:style>
    <style:style style:name="T95" style:family="text">
      <style:text-properties officeooo:rsid="002c24f8"/>
    </style:style>
    <style:style style:name="T96" style:family="text">
      <style:text-properties officeooo:rsid="002df482"/>
    </style:style>
    <style:style style:name="T97" style:family="text">
      <style:text-properties officeooo:rsid="002f7188"/>
    </style:style>
    <style:style style:name="T98" style:family="text">
      <style:text-properties officeooo:rsid="003063ed"/>
    </style:style>
    <style:style style:name="T99" style:family="text">
      <style:text-properties officeooo:rsid="00333fca"/>
    </style:style>
    <style:style style:name="T100" style:family="text">
      <style:text-properties officeooo:rsid="0035c39d"/>
    </style:style>
    <style:style style:name="T101" style:family="text">
      <style:text-properties officeooo:rsid="0038b6e0"/>
    </style:style>
    <style:style style:name="T102" style:family="text">
      <style:text-properties officeooo:rsid="003a5386"/>
    </style:style>
    <style:style style:name="T103" style:family="text">
      <style:text-properties officeooo:rsid="003afab5"/>
    </style:style>
    <style:style style:name="T104" style:family="text">
      <style:text-properties officeooo:rsid="003ba78a"/>
    </style:style>
    <style:style style:name="T105" style:family="text">
      <style:text-properties officeooo:rsid="003ef302"/>
    </style:style>
    <style:style style:name="T106" style:family="text">
      <style:text-properties officeooo:rsid="0040424a"/>
    </style:style>
    <style:style style:name="T107" style:family="text">
      <style:text-properties officeooo:rsid="004047d1"/>
    </style:style>
    <style:style style:name="T108" style:family="text">
      <style:text-properties officeooo:rsid="0040f2a3"/>
    </style:style>
    <style:style style:name="T109" style:family="text">
      <style:text-properties officeooo:rsid="00494343"/>
    </style:style>
    <style:style style:name="T110" style:family="text">
      <style:text-properties officeooo:rsid="004c1fbb"/>
    </style:style>
    <style:style style:name="T111" style:family="text">
      <style:text-properties officeooo:rsid="004cc03d"/>
    </style:style>
    <style:style style:name="T112" style:family="text">
      <style:text-properties officeooo:rsid="004da003"/>
    </style:style>
    <style:style style:name="T113" style:family="text">
      <style:text-properties officeooo:rsid="004f8d75"/>
    </style:style>
    <style:style style:name="T114" style:family="text">
      <style:text-properties officeooo:rsid="00531b38"/>
    </style:style>
    <style:style style:name="T115" style:family="text">
      <style:text-properties officeooo:rsid="00545864"/>
    </style:style>
    <style:style style:name="T116" style:family="text">
      <style:text-properties officeooo:rsid="0055387a"/>
    </style:style>
    <style:style style:name="T117" style:family="text">
      <style:text-properties officeooo:rsid="0057aacd"/>
    </style:style>
    <style:style style:name="T118" style:family="text">
      <style:text-properties officeooo:rsid="00597178"/>
    </style:style>
    <style:style style:name="T119" style:family="text">
      <style:text-properties officeooo:rsid="0059a628"/>
    </style:style>
    <style:style style:name="T120" style:family="text">
      <style:text-properties officeooo:rsid="005f123c"/>
    </style:style>
    <style:style style:name="T121" style:family="text">
      <style:text-properties officeooo:rsid="0060ddc5"/>
    </style:style>
    <style:style style:name="T122" style:family="text">
      <style:text-properties officeooo:rsid="006500a5"/>
    </style:style>
    <style:style style:name="T123" style:family="text">
      <style:text-properties officeooo:rsid="0065f457"/>
    </style:style>
    <style:style style:name="T124" style:family="text">
      <style:text-properties officeooo:rsid="00680b0f"/>
    </style:style>
    <style:style style:name="T125" style:family="text">
      <style:text-properties officeooo:rsid="00690798"/>
    </style:style>
    <style:style style:name="T126" style:family="text">
      <style:text-properties officeooo:rsid="00694e94"/>
    </style:style>
    <style:style style:name="T127" style:family="text">
      <style:text-properties officeooo:rsid="006a1564"/>
    </style:style>
    <style:style style:name="T128" style:family="text">
      <style:text-properties officeooo:rsid="006aaa7f"/>
    </style:style>
    <style:style style:name="T129" style:family="text">
      <style:text-properties officeooo:rsid="006c0949"/>
    </style:style>
    <style:style style:name="T130" style:family="text">
      <style:text-properties officeooo:rsid="006ccb45"/>
    </style:style>
    <style:style style:name="T131" style:family="text">
      <style:text-properties officeooo:rsid="0070582d"/>
    </style:style>
    <style:style style:name="T132" style:family="text">
      <style:text-properties officeooo:rsid="0072901c"/>
    </style:style>
    <style:style style:name="T133" style:family="text">
      <style:text-properties officeooo:rsid="0073821c"/>
    </style:style>
    <style:style style:name="T134" style:family="text">
      <style:text-properties officeooo:rsid="007557ca"/>
    </style:style>
    <style:style style:name="T135" style:family="text">
      <style:text-properties officeooo:rsid="0076f670"/>
    </style:style>
    <style:style style:name="T136" style:family="text">
      <style:text-properties officeooo:rsid="0078869c"/>
    </style:style>
    <style:style style:name="T137" style:family="text">
      <style:text-properties style:font-name="Courier New3" fo:font-size="9pt" style:font-size-asian="9pt" style:font-size-complex="9pt"/>
    </style:style>
    <style:style style:name="T138" style:family="text">
      <style:text-properties style:font-name="Courier New3" fo:font-size="9pt" officeooo:rsid="0078869c" style:font-size-asian="9pt" style:font-size-complex="9pt"/>
    </style:style>
    <style:style style:name="T139" style:family="text">
      <style:text-properties style:font-name="Courier New3" officeooo:rsid="0078869c"/>
    </style:style>
    <style:style style:name="T140" style:family="text">
      <style:text-properties style:font-name="Courier New3" fo:font-size="11pt" officeooo:rsid="0078869c" style:font-size-asian="11pt" style:font-size-complex="11pt"/>
    </style:style>
    <style:style style:name="T141" style:family="text">
      <style:text-properties style:font-name="Times New Roman" fo:font-size="9pt" officeooo:rsid="0078869c" style:font-size-asian="9pt" style:font-size-complex="9pt"/>
    </style:style>
    <style:style style:name="T142" style:family="text">
      <style:text-properties style:font-name="Times New Roman" fo:font-size="11pt" officeooo:rsid="0078869c" style:font-size-asian="11pt" style:font-size-complex="11pt"/>
    </style:style>
    <style:style style:name="T14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in, 0.75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4in, 0.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in" fo:text-indent="0.7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65in" fo:text-indent="0.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65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6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6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65in" fo:text-indent="-0.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65in" fo:text-indent="-0.7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65in" fo:text-indent="-1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1.65in" fo:text-indent="-1.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1.65in" fo:text-indent="-1.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title>Lexicon Interchange Format</text:title></text:p>
      <text:p text:style-name="Paper_20_Subtitle"><text:subject>A Description</text:subject></text:p>
      <text:p text:style-name="Author"><text:initial-creator>Martin Hosken</text:initial-creator> <text:span text:style-name="T78">and Stephen McConnel</text:span>,<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 <text:span text:style-name="T78">and Language Software Development</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Introduction<text:tab/>3</text:p>
          <text:p text:style-name="P44">Conformance<text:tab/>3</text:p>
          <text:p text:style-name="P44">Stability<text:tab/>4</text:p>
          <text:p text:style-name="P43">Types<text:tab/>5</text:p>
          <text:p text:style-name="P44">Core Model Elements<text:tab/>5</text:p>
          <text:p text:style-name="P45">lift<text:tab/>5</text:p>
          <text:p text:style-name="P45">entry<text:tab/>5</text:p>
          <text:p text:style-name="P45">sense<text:tab/>6</text:p>
          <text:p text:style-name="P45">variant<text:tab/>7</text:p>
          <text:p text:style-name="P45">relation<text:tab/>7</text:p>
          <text:p text:style-name="P45">example<text:tab/>8</text:p>
          <text:p text:style-name="P45">translation<text:tab/>8</text:p>
          <text:p text:style-name="P45">reversal<text:tab/>8</text:p>
          <text:p text:style-name="P45">grammatical-info<text:tab/>9</text:p>
          <text:p text:style-name="P45">etymology<text:tab/>9</text:p>
          <text:p text:style-name="P45">Phonetic<text:tab/>9</text:p>
          <text:p text:style-name="P45">note<text:tab/>10</text:p>
          <text:p text:style-name="P44">Header Elements<text:tab/>10</text:p>
          <text:p text:style-name="P45">header<text:tab/>10</text:p>
          <text:p text:style-name="P45">ranges<text:tab/>10</text:p>
          <text:p text:style-name="P45">fields<text:tab/>10</text:p>
          <text:p text:style-name="P45">field-definition<text:tab/>11</text:p>
          <text:p text:style-name="P44">Base Elements<text:tab/>12</text:p>
          <text:p text:style-name="P45">Extensible<text:tab/>12</text:p>
          <text:p text:style-name="P45">annotation<text:tab/>12</text:p>
          <text:p text:style-name="P45">trait<text:tab/>12</text:p>
          <text:p text:style-name="P45">field<text:tab/>13</text:p>
          <text:p text:style-name="P45">URLRef<text:tab/>13</text:p>
          <text:p text:style-name="P45">Multitext<text:tab/>13</text:p>
          <text:p text:style-name="P45">Form<text:tab/>14</text:p>
          <text:p text:style-name="P45">text<text:tab/>14</text:p>
          <text:p text:style-name="P45">span<text:tab/>14</text:p>
          <text:p text:style-name="P44">Datatypes<text:tab/>15</text:p>
          <text:p text:style-name="P45">int<text:tab/>15</text:p>
          <text:p text:style-name="P45">float<text:tab/>15</text:p>
          <text:p text:style-name="P45">string<text:tab/>15</text:p>
          <text:p text:style-name="P45">#PCDATA<text:tab/>15</text:p>
          <text:p text:style-name="P45">datetime<text:tab/>15</text:p>
          <text:p text:style-name="P45">key<text:tab/>16</text:p>
          <text:p text:style-name="P45">lang<text:tab/>16</text:p>
          <text:p text:style-name="P45">refid<text:tab/>16</text:p>
          <text:p text:style-name="P45"><text:soft-page-break/>URL<text:tab/>17</text:p>
          <text:p text:style-name="P43">UML Diagrams<text:tab/>18</text:p>
          <text:p text:style-name="P44">Base Elements<text:tab/>18</text:p>
          <text:p text:style-name="P44">Entry Elements<text:tab/>19</text:p>
          <text:p text:style-name="P44">Header Elements<text:tab/>20</text:p>
          <text:p text:style-name="P43">Lift Ranges<text:tab/>21</text:p>
          <text:p text:style-name="P44">Elements<text:tab/>21</text:p>
          <text:p text:style-name="P45">lift-ranges<text:tab/>21</text:p>
          <text:p text:style-name="P45">range<text:tab/>21</text:p>
          <text:p text:style-name="P45">range-element<text:tab/>21</text:p>
          <text:p text:style-name="P43">Ranges<text:tab/>23</text:p>
          <text:p text:style-name="P44">anthro-code<text:tab/>23</text:p>
          <text:p text:style-name="P44">dialect<text:tab/>23</text:p>
          <text:p text:style-name="P44">etymology<text:tab/>23</text:p>
          <text:p text:style-name="P45">Elements<text:tab/>23</text:p>
          <text:p text:style-name="P44">grammatical-info<text:tab/>23</text:p>
          <text:p text:style-name="P45">Elements<text:tab/>23</text:p>
          <text:p text:style-name="P44">lexical-relation<text:tab/>24</text:p>
          <text:p text:style-name="P45">Elements<text:tab/>24</text:p>
          <text:p text:style-name="P44">note-type<text:tab/>24</text:p>
          <text:p text:style-name="P45">Elements<text:tab/>24</text:p>
          <text:p text:style-name="P44">owner<text:tab/>25</text:p>
          <text:p text:style-name="P44">paradigm<text:tab/>25</text:p>
          <text:p text:style-name="P45">Elements<text:tab/>25</text:p>
          <text:p text:style-name="P44">reversal-type<text:tab/>26</text:p>
          <text:p text:style-name="P44">semantic-domain<text:tab/>26</text:p>
          <text:p text:style-name="P45">semantic-domain-ddp4<text:tab/>26</text:p>
          <text:p text:style-name="P44">status<text:tab/>26</text:p>
          <text:p text:style-name="P44">users<text:tab/>26</text:p>
          <text:p text:style-name="P43">Examples<text:tab/>27</text:p>
          <text:p text:style-name="P44">Simple Records<text:tab/>27</text:p>
          <text:p text:style-name="P44">Subentries<text:tab/>28</text:p>
          <text:p text:style-name="P44">Reverse Index<text:tab/>31</text:p>
          <text:p text:style-name="P44">Lexical Relations<text:tab/>31</text:p>
          <text:p text:style-name="P44">Hierarchies<text:tab/>33</text:p>
          <text:p text:style-name="P44">Multiple Scripts<text:tab/>33</text:p>
          <text:p text:style-name="P43">Implementation<text:tab/>35</text:p>
          <text:p text:style-name="P44">Lift Conformance<text:tab/>35</text:p>
          <text:p text:style-name="P44">Single Pass Generation<text:tab/>35</text:p>
          <text:p text:style-name="P45">Refid generation<text:tab/>35</text:p>
          <text:p text:style-name="P45">Generating LIFT<text:tab/>35</text:p>
          <text:p text:style-name="P45">Subentries<text:tab/>35</text:p>
          <text:p text:style-name="P44">Multiple Passes<text:tab/>36</text:p>
          <text:p text:style-name="P44">Round-trip Requirements<text:tab/>36</text:p>
          <text:p text:style-name="P44">Merging XML<text:tab/>36</text:p>
          <text:p text:style-name="P43">Change History<text:tab/>37</text:p>
          <text:p text:style-name="P44">Initial Development<text:tab/>37</text:p>
        </text:index-body>
      </text:table-of-content>
      <text:p text:style-name="Standard"/>
      <text:h text:style-name="Heading_20_1" text:outline-level="1" text:restart-numbering="true" text:start-value="-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text:span text:style-name="T98">FieldWorks Language Explorer (</text:span>FLE<text:span text:style-name="T98">x)</text:span>.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xml:id="list719649491" text:style-name="L1">
        <text:list-item>
          <text:p text:style-name="P46">Provides a way of encoding all MDF concepts and is a complete language.</text:p>
        </text:list-item>
        <text:list-item>
          <text:p text:style-name="P46">Handles text represented in multiple scripts <text:span text:style-name="T1">(</text:span>for example a language that has multiple orthographies)</text:p>
        </text:list-item>
        <text:list-item>
          <text:p text:style-name="P46">Can store any number of analysis languages.</text:p>
        </text:list-item>
        <text:list-item>
          <text:p text:style-name="P46">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h text:style-name="Heading_20_2" text:outline-level="2">Conformance</text:h>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xml:id="list1304781720" text:style-name="L2">
        <text:list-item>
          <text:p text:style-name="P47">there are no two ids of the same type of object that are identical, including treating senses and subsenses as entries.</text:p>
        </text:list-item>
      </text:list>
      <text:list xml:id="list1052233510" text:style-name="L3">
        <text:list-item>
          <text:p text:style-name="P48">there are corresponding ids for all refids</text:p>
        </text:list-item>
      </text:list>
      <text:list xml:id="list1700619034" text:style-name="L4">
        <text:list-item>
          <text:p text:style-name="P49">there is a definition for all field <text:span text:style-name="T44">name</text:span>s used</text:p>
        </text:list-item>
        <text:list-item>
          <text:p text:style-name="P49">that in a context where only one language data is expected no data from another language is also provided.</text:p>
        </text:list-item>
        <text:list-item>
          <text:p text:style-name="P49">that there are no PUA characters or that PUA characters are only from the corporate PUA area.</text:p>
        </text:list-item>
      </text:list>
      <text:p text:style-name="Standard">It is <text:span text:style-name="T44">recognised</text:span>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h text:style-name="Heading_20_2" text:outline-level="2">Stability</text:h>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h text:style-name="Heading_20_2" text:outline-level="2">Core Model Elements</text:h>
      <text:p text:style-name="Standard">The core model elements are those involved with the primary structure of a lexicon. The description takes a top down approach starting from the root and examines an entry and all that goes to make that up. An overview diagram of these types may be found in the Entry UML diagram.</text:p>
      <text:p text:style-name="Standard">Unless otherwise stated, content elements may occur in any order in the parent.</text:p>
      <text:h text:style-name="Heading_20_3" text:outline-level="3">lift</text:h>
      <text:p text:style-name="Standard">This is the root node of the document and contains a header and all the entries in the database.</text:p>
      <text:h text:style-name="Heading_20_4" text:outline-level="4">Attributes<office:annotation><dc:date>2009-01-08T00:00:00</dc:date><text:p>Proposal to add @lang to record target language of lexicon for LP. Was rejected.</text:p></office:annotation></text:h>
      <text:p text:style-name="AttribDesc"><text:span text:style-name="code"><text:span text:style-name="T12">version</text:span></text:span><text:tab/>[Required] Specifies the lift language version number. This gives an indication of the minimum language version required to fully support this file. <text:s/>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12">producer</text:span></text:span><text:tab/>[Optional, <text:span text:style-name="code">string</text:span>] Identifies the particular producer of this lift file.</text:p>
      <text:h text:style-name="Heading_20_4" text:outline-level="4">Elements</text:h>
      <text:p text:style-name="AttribDesc"><text:span text:style-name="code"><text:span text:style-name="T12">header</text:span></text:span><text:tab/>[Optional, <text:span text:style-name="code">header</text:span>] Contains the header information for the database</text:p>
      <text:p text:style-name="AttribDesc"><text:span text:style-name="code"><text:span text:style-name="T12">entry</text:span></text:span><text:tab/>[Optional, Multiple, <text:span text:style-name="code"><text:span text:style-name="T83">en</text:span></text:span><text:span text:style-name="code">try</text:span>] Each of the entries in the lexicon. No order is implied.</text:p>
      <text:h text:style-name="Heading_20_3" text:outline-level="3">entry</text:h>
      <text:p text:style-name="Standard">This is the core of a lexicon. A <text:span text:style-name="T81">l</text:span>exicon is made up of a set of <text:span text:style-name="T81">e</text:span>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P9"><text:span text:style-name="code"><text:span text:style-name="T12">id</text:span></text:span><text:tab/>[Optional, <text:span text:style-name="code">refid</text:span>] This gives a unique identifier to this <text:span text:style-name="T51">e</text:span><text:span text:style-name="T46">ntry</text:span>. Notice that this is unique across all <text:span text:style-name="code"><text:span text:style-name="T81">en</text:span></text:span><text:span text:style-name="code">try</text:span>s and all <text:span text:style-name="code"><text:span text:style-name="T81">s</text:span></text:span><text:span text:style-name="code">ense</text:span>s. <text:s/>For simple single sense entries, one approach is to use the lexical form as the <text:span text:style-name="code">id</text:span> for the <text:span text:style-name="code"><text:span text:style-name="T93">e</text:span></text:span><text:span text:style-name="code">ntry</text:span> and to use the lexical form with a following <text:span text:style-name="code">_</text:span> for the <text:span text:style-name="code">id</text:span> of the <text:span text:style-name="code"><text:span text:style-name="T93">s</text:span></text:span><text:span text:style-name="code">ense</text:span>. <text:s/><text:span text:style-name="T80">For computer generated and processed LIFT files, a “</text:span><text:span text:style-name="T101">universally</text:span><text:span text:style-name="T80"> unique identifier” (RFC 4122) is </text:span><text:span text:style-name="T107">highly</text:span><text:span text:style-name="T80"> recommended. <text:s/>Any value that is unique within the LIFT file is acceptable, however. <text:s/>See the Examples section for example</text:span><text:span text:style-name="T122">s</text:span><text:span text:style-name="T80"> of </text:span><text:span text:style-name="T122">both</text:span><text:span text:style-name="T80"> approach</text:span><text:span text:style-name="T122">es</text:span><text:span text:style-name="T80">.</text:span></text:p>
      <text:p text:style-name="P8"><text:span text:style-name="code"><text:span text:style-name="T19">gu</text:span></text:span><text:span text:style-name="code"><text:span text:style-name="T20">id</text:span></text:span><text:span text:style-name="T80"><text:tab/>[Optional, </text:span><text:span text:style-name="T79">deprecated</text:span><text:span text:style-name="T80">, </text:span><text:span text:style-name="code"><text:span text:style-name="T81">string</text:span></text:span><text:span text:style-name="T80">] This gives a unique identifier to this </text:span><text:span text:style-name="T81">e</text:span><text:span text:style-name="T80">ntry </text:span><text:span text:style-name="T79">in the form of a “</text:span><text:span text:style-name="T101">universally</text:span><text:span text:style-name="T79"> unique identifier” </text:span><text:span text:style-name="T80">(RFC 4122). </text:span><text:span text:style-name="T122">T</text:span><text:span text:style-name="T80">his </text:span><text:span text:style-name="T122">identifier </text:span><text:span text:style-name="T80">is unique across all </text:span><text:span text:style-name="code"><text:span text:style-name="T84">e</text:span></text:span><text:span text:style-name="code"><text:span text:style-name="T80">ntry</text:span></text:span><text:span text:style-name="T80">s and all </text:span><text:span text:style-name="code"><text:span text:style-name="T84">s</text:span></text:span><text:span text:style-name="code"><text:span text:style-name="T80">ense</text:span></text:span><text:span text:style-name="T80">s, </text:span><text:span text:style-name="T79">and across all projects</text:span><text:span text:style-name="T80">. <text:s/></text:span><text:span text:style-name="T122">Since this duplicates the recommended practice for </text:span><text:span text:style-name="T63">id</text:span><text:span text:style-name="T122">, its use is deprecated.</text:span></text:p>
      <text:p text:style-name="AttribDesc"><text:span text:style-name="code"><text:span text:style-name="T12">order</text:span></text:span><text:tab/>[Optional, <text:span text:style-name="code">int</text:span>] This is the homograph number. If there are homographs and the <text:span text:style-name="code">order</text:span> attribute is missing. document order will be used. <text:s/><text:span text:style-name="T82">If the </text:span><text:span text:style-name="T52">order</text:span><text:span text:style-name="T82"> attribute is present, but there there are no homographs, it is ignored.</text:span></text:p>
      <text:p text:style-name="AttribDesc"><text:span text:style-name="code"><text:span text:style-name="T12">dateDeleted</text:span></text:span><text:tab/>[Optional, <text:span text:style-name="code">datetime</text:span>] If this attribute exists then it indicates that the particular <text:span text:style-name="code">entry</text:span> has been deleted. For security purposes it is wise to delete all <text:soft-page-break/>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Elements</text:h>
      <text:p text:style-name="AttribDesc"><text:span text:style-name="code"><text:span text:style-name="T12">lexical-unit</text:span></text:span><text:tab/><text:tab/>[Optional, <text:span text:style-name="code">Multitext</text:span>] The lexical form is the primary lexical form as is found as the primary lexical form in the source data models for this standard.</text:p>
      <text:p text:style-name="AttribDesc"><text:span text:style-name="code"><text:span text:style-name="T12">citation</text:span></text:span><text:tab/>[Optional, <text:span text:style-name="code">Multitext</text:span>] This is the form that is to be printed in the dictionary.</text:p>
      <text:p text:style-name="AttribDesc"><text:span text:style-name="code"><text:span text:style-name="T12">pronunciation</text:span></text:span><text:tab/>[Optional, Multiple, <text:span text:style-name="code">Phonetic</text:span>] There can be multiple phonetic forms of an entry. Their presence implies free variation.</text:p>
      <text:p text:style-name="AttribDesc"><text:span text:style-name="code"><text:span text:style-name="T12">variant</text:span></text:span><text:tab/>[Optional, Multiple, <text:span text:style-name="code">variant</text:span>] Any constrained variants or free orthographic variants.</text:p>
      <text:p text:style-name="AttribDesc"><text:span text:style-name="code"><text:span text:style-name="T12">sense</text:span></text:span><text:tab/>[Optional, Multiple, <text:span text:style-name="code"><text:span text:style-name="T82">se</text:span></text:span><text:span text:style-name="cod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12">note</text:span></text:span><text:tab/>[Optional, Multiple, <text:span text:style-name="code">note</text:span>] The more notes you keep the better.</text:p>
      <text:p text:style-name="AttribDesc"><text:span text:style-name="code"><text:span text:style-name="T12">relation</text:span></text:span><text:tab/>[Optional, Multiple, <text:span text:style-name="code">relation</text:span>] Gives a lexical relationship between this entry and another <text:span text:style-name="code"><text:span text:style-name="T82">e</text:span></text:span><text:span text:style-name="code">ntry</text:span> or <text:span text:style-name="code"><text:span text:style-name="T82">s</text:span></text:span><text:span text:style-name="code">ense</text:span>.</text:p>
      <text:p text:style-name="AttribDesc"><text:span text:style-name="code"><text:span text:style-name="T12">etymology</text:span></text:span><text:tab/>[Optional, Multiple, <text:span text:style-name="code">etymology</text:span>] Differs from a lexical relation in that it has no <text:span text:style-name="T102">referent</text:span> in the lexicon. The other word is outside the language.</text:p>
      <text:h text:style-name="Heading_20_3" text:outline-level="3">sense</text:h>
      <text:p text:style-name="Standard">An <text:span text:style-name="code"><text:span text:style-name="T82">e</text:span></text:span><text:span text:style-name="code">ntry</text:span> is made up of a number of <text:span text:style-name="T46">sense</text:span>s.</text:p>
      <text:h text:style-name="Heading_20_4" text:outline-level="4">Inheritance</text:h>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P23"><text:span text:style-name="code"><text:span text:style-name="T12">id</text:span></text:span><text:tab/>[Optional, <text:span text:style-name="code">refid</text:span>] This gives an identifier for this <text:span text:style-name="code">Sense</text:span> so that things can refer to it. The <text:span text:style-name="code">id</text:span> is unique across all <text:span text:style-name="code"><text:span text:style-name="T82">s</text:span></text:span><text:span text:style-name="code">ense</text:span>s in the lexicon and all <text:span text:style-name="code"><text:span text:style-name="T82">e</text:span></text:span><text:span text:style-name="code">ntry</text:span>s as well. <text:span text:style-name="T80">For computer generated and processed LIFT files, a “</text:span><text:span text:style-name="T123">universally</text:span><text:span text:style-name="T80"> unique identifier” (RFC 4122) is recommended</text:span><text:span text:style-name="T80">. <text:s/>Any value that is unique within the LIFT file is acceptable, however.</text:span></text:p>
      <text:p text:style-name="P23"><text:span text:style-name="code"><text:span text:style-name="T12">order</text:span></text:span><text:tab/>[Optional, <text:span text:style-name="code">int</text:span>] A number that is used to give the relative order of senses within an entry. If there is more than one sense in an entry and no <text:span text:style-name="code">order</text:span> attribute then document order is used. <text:s/><text:span text:style-name="T82">If the </text:span><text:span text:style-name="T52">order</text:span><text:span text:style-name="T82"> attribute is present, but there there is only one sense, it is ignored.</text:span></text:p>
      <text:h text:style-name="Heading_20_4" text:outline-level="4">Elements</text:h>
      <text:p text:style-name="AttribDesc"><text:span text:style-name="code"><text:span text:style-name="T12">grammatical-info</text:span></text:span><text:tab/>[Optional, <text:span text:style-name="code">grammatical-info</text:span>] Grammatical information. A sense may only correspond to a single part of speech. Where multiple parts of speech are considered as a single sense, then subsenses should be used.</text:p>
      <text:p text:style-name="AttribDesc"><text:span text:style-name="code"><text:span text:style-name="T12">gloss</text:span></text:span><text:tab/>[Optional, Multiple, <text:span text:style-name="code"><text:span text:style-name="T134">Gloss</text:span></text:span>] Each <text:span text:style-name="code">gloss</text:span> is a single string in a single language and writing system.</text:p>
      <text:p text:style-name="P7"><text:span text:style-name="code"><text:span text:style-name="T12">definition</text:span></text:span><text:tab/>[Optional, <text:span text:style-name="code">Multitext</text:span>] Gives the definition in multiple languages <text:span text:style-name="T111">or</text:span> writing systems.</text:p>
      <text:p text:style-name="AttribDesc"><text:span text:style-name="code"><text:span text:style-name="T12">relation</text:span></text:span><text:tab/>[Optional, Multiple, <text:span text:style-name="code">relation</text:span>] While a lexical relation isn't strictly owned by a sense it is a good place to hold it.</text:p>
      <text:p text:style-name="AttribDesc"><text:span text:style-name="code"><text:span text:style-name="T12">note</text:span></text:span><text:tab/>[Optional, Multiple, <text:span text:style-name="code">note</text:span>] There are lots of different types of notes.</text:p>
      <text:p text:style-name="AttribDesc"><text:span text:style-name="code"><text:span text:style-name="T12">example</text:span></text:span><text:tab/>[Optional, Multiple, <text:span text:style-name="code">example</text:span>] Examples may be used for different target audiences.</text:p>
      <text:p text:style-name="AttribDesc"><text:soft-page-break/><text:span text:style-name="code"><text:span text:style-name="T12">reversal</text:span></text:span><text:tab/>[Optional, Multiple, <text:span text:style-name="code">reversal</text:span>] There may be different reversal indexes.</text:p>
      <text:p text:style-name="AttribDesc"><text:span text:style-name="code"><text:span text:style-name="T12">illustration<text:tab/></text:span></text:span><text:tab/>[Optional, Multiple, <text:s/><text:span text:style-name="code">URL</text:span><text:span text:style-name="code"><text:span text:style-name="T95">R</text:span></text:span><text:span text:style-name="code">ef</text:span>] The picture doesn't have to be static.</text:p>
      <text:p text:style-name="AttribDesc"><text:span text:style-name="code"><text:span text:style-name="T12">subsense</text:span></text:span><text:tab/>[Optional, Multiple, <text:span text:style-name="code"><text:span text:style-name="T82">s</text:span></text:span><text:span text:style-name="code">ense</text:span>] Sense<text:span text:style-name="T132">s</text:span> can form a hierarchy.</text:p>
      <text:h text:style-name="Heading_20_3" text:outline-level="3">variant</text:h>
      <text:p text:style-name="P11"><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P29"><text:span text:style-name="code"><text:span text:style-name="T12">Multitext</text:span></text:span><text:tab/>Gives the variation to the main lexical form, <text:span text:style-name="T110">possibly in multiple writing systems</text:span>.</text:p>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AttribDesc"><text:span text:style-name="code"><text:span text:style-name="T12">ref</text:span></text:span><text:tab/>[Optional, <text:span text:style-name="code">refid</text:span>] Gives the variation as a reference to another <text:span text:style-name="T46">entry</text:span> or <text:span text:style-name="T46">sense</text:span> rather than specifying the <text:span text:style-name="code">form </text:span><text:span text:style-name="code"><text:span text:style-name="T6">(that is, the </text:span></text:span><text:span text:style-name="code"><text:span text:style-name="T86">Multitext</text:span></text:span><text:span text:style-name="code"><text:span text:style-name="T6"> value </text:span></text:span><text:span text:style-name="code"><text:span text:style-name="T7">of the variant</text:span></text:span><text:span text:style-name="code"><text:span text:style-name="T6">)</text:span></text:span>.</text:p>
      <text:h text:style-name="Heading_20_4" text:outline-level="4">Elements</text:h>
      <text:p text:style-name="AttribDesc"><text:span text:style-name="code"><text:span text:style-name="T12">pronunciation</text:span></text:span><text:tab/>[Optional, Multiple, <text:span text:style-name="code">Phonetic</text:span>] <text:s/>Holds the phonetic variant whether it is that this is a variation in phonetics only or that the phonetic variation arises because of an <text:span text:style-name="T103">orthographic</text:span> or phonemic variation.</text:p>
      <text:p text:style-name="AttribDesc"><text:span text:style-name="code"><text:span text:style-name="T12">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h text:style-name="Heading_20_3" text:outline-level="3">relation</text:h>
      <text:p text:style-name="Standard">This element is used for lexical relations. The modern understanding of a lexical relation is that it is not owned by any of the senses <text:span text:style-name="T124">(or entries)</text:span> to which it refers. Instead it is a bidirectional relationship between two sets of senses <text:span text:style-name="T124">(or entries)</text:span>.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text:span text:style-name="T88">s</text:span></text:span><text:span text:style-name="code">ense</text:span> <text:span text:style-name="T124">(or </text:span><text:span text:style-name="T64">entry</text:span><text:span text:style-name="T124">) </text:span>is a strong indication as to whether that relation should be published or not. Further, relations are included here for ease of implementation to facilitate single pass data conversion.</text:p>
      <text:h text:style-name="Heading_20_4" text:outline-level="4">Inheritance</text:h>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AttribDesc"><text:span text:style-name="code"><text:span text:style-name="T12">type</text:span></text:span><text:tab/>[Required, <text:span text:style-name="code">key</text:span>] Is the type of the particular lexical relation. It is also a reference into the <text:span text:style-name="code">lexical-relations</text:span> <text:span text:style-name="code">range-element</text:span>. The <text:span text:style-name="code">type</text:span> is given in terms of the <text:span text:style-name="code">ref</text:span>erenced sense/entry's relation to this <text:span text:style-name="T88">sense/</text:span>entry. For example:</text:p>
      <text:p text:style-name="AttribDesc"><text:tab/><text:tab/><text:span text:style-name="code">&lt;entry id=”apple”&gt;&lt;sense&gt;<text:line-break/><text:tab/><text:tab/>&lt;relation type=”generic” ref=”fruit”/&gt;<text:line-break/><text:tab/>&lt;/sense&gt;&lt;/entry&gt;</text:span></text:p>
      <text:p text:style-name="AttribDesc"><text:span text:style-name="code"><text:span text:style-name="T12">ref</text:span></text:span><text:tab/>[Required, <text:span text:style-name="code">refid</text:span>] This is the other end of the relation, either a <text:span text:style-name="code"><text:span text:style-name="T88">se</text:span></text:span><text:span text:style-name="code">nse</text:span> or an <text:span text:style-name="code"><text:span text:style-name="T88">e</text:span></text:span><text:span text:style-name="code">ntry</text:span>.</text:p>
      <text:p text:style-name="AttribDesc"><text:span text:style-name="code"><text:span text:style-name="T12">order</text:span></text:span><text:tab/>[Optional, <text:span text:style-name="code">int</text:span>] Gives the relative ordering of relations of a given type when a multiple relation is being described. For example a <text:span text:style-name="T9">component</text:span> relation maps to a sequence of <text:span text:style-name="code"><text:span text:style-name="T88">e</text:span></text:span><text:span text:style-name="code">ntry</text:span>s or <text:span text:style-name="code"><text:span text:style-name="T88">s</text:span></text:span><text:span text:style-name="code">ense</text:span>s. If no <text:span text:style-name="code">order</text:span> attribute is present, then document order is used.</text:p>
      <text:p text:style-name="AttribDesc"><text:soft-page-break/><text:span text:style-name="code"><text:span text:style-name="T12">usage</text:span></text:span><text:tab/>[Optional, <text:span text:style-name="code">Multitext</text:span>] Gives information on usage in <text:span text:style-name="T110">one or more</text:span> language<text:span text:style-name="T110">s or writing systems</text:span>. </text:p>
      <text:h text:style-name="Heading_20_3" text:outline-level="3">example</text:h>
      <text:p text:style-name="Standard">An example gives an example sentence or phrase in the language and glosses of that example in other languages.</text:p>
      <text:h text:style-name="Heading_20_4" text:outline-level="4">Inheritance</text:h>
      <text:p text:style-name="P29"><text:span text:style-name="code"><text:span text:style-name="T12">Multitext</text:span></text:span><text:tab/>Stores the content of the example in the main language of the dictionary, <text:span text:style-name="T110">possibly in multiple writing systems</text:span>.</text:p>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AttribDesc"><text:span text:style-name="code"><text:span text:style-name="T12">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Elements</text:h>
      <text:p text:style-name="P7"><text:span text:style-name="code"><text:span text:style-name="T12">translation</text:span></text:span><text:tab/>[Optional, Multiple, <text:span text:style-name="code">translation</text:span>] Gives translations of the example into different languages. Each <text:span text:style-name="code">translation</text:span> is of a single type and <text:span text:style-name="T110">for that type </text:span><text:s/>contains all the translations into multiple languages <text:span text:style-name="T110">or</text:span> writing systems.</text:p>
      <text:p text:style-name="AttribDesc"><text:span text:style-name="Source_20_Text"><text:span text:style-name="T12">note</text:span></text:span><text:tab/>[Optional, Multiple, <text:span text:style-name="Source_20_Text">note</text:span>] Holds notes on this example.</text:p>
      <text:h text:style-name="Heading_20_3" text:outline-level="3">translation</text:h>
      <text:p text:style-name="P19">A translation is simply a <text:span text:style-name="code">Multitext</text:span> with an optional translation <text:span text:style-name="code">type</text:span> attribute. Thus multiple translations of the same type (literal, free, back translation, etc.) but of different languages are merely different <text:span text:style-name="code">form</text:span>s <text:span text:style-name="T124">in</text:span> the same <text:span text:style-name="code">translation</text:span>.</text:p>
      <text:h text:style-name="P61" text:outline-level="4">Inheritance</text:h>
      <text:p text:style-name="P24"><text:span text:style-name="code"><text:span text:style-name="T12">Multitext</text:span></text:span><text:tab/>Stores the content of the <text:span text:style-name="T88">translation, </text:span><text:span text:style-name="T110">possibly in multiple languages or writing systems</text:span>.</text:p>
      <text:h text:style-name="Heading_20_4" text:outline-level="4">Attributes</text:h>
      <text:p text:style-name="AttribDesc"><text:span text:style-name="code"><text:span text:style-name="T12">type</text:span></text:span><text:tab/>[Optional, <text:span text:style-name="code">key</text:span>] Gives the type of the translation. This is also a key into the <text:span text:style-name="code">translation-types</text:span> range set.</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12">Multitext</text:span></text:span><text:tab/>Stores the reversal entry with its language, <text:span text:style-name="T110">possibly in multiple writing systems</text:span>.</text:p>
      <text:h text:style-name="Heading_20_4" text:outline-level="4">Attributes</text:h>
      <text:p text:style-name="AttribDesc"><text:span text:style-name="code"><text:span text:style-name="T12">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Elements</text:h>
      <text:p text:style-name="AttribDesc"><text:span text:style-name="code"><text:span text:style-name="T12">main</text:span></text:span><text:tab/>[Optional, <text:span text:style-name="code">reversal</text:span>] Reversals may form an entry sub-entry type hierarchy. This gives the parent <text:span text:style-name="code">reversal</text:span> in any such hierarchy if one is so desired. The full <text:span text:style-name="T125">path to the root of the</text:span> tree is given here. Since the <text:span text:style-name="code">type</text:span> attribute is shared with the <text:span text:style-name="code">reversal</text:span> it is not set on any <text:span text:style-name="code">main</text:span> element.</text:p>
      <text:p text:style-name="AttribDesc"><text:soft-page-break/><text:span text:style-name="Source_20_Text"><text:span text:style-name="T11">grammatical-info</text:span></text:span><text:tab/>[Optional, <text:span text:style-name="Source_20_Text">grammatical-info</text:span>] The mapping between the grammatical information for a sense may not be the same for a particular reversal. This allows a reversal relation to specify what the grammatical information is in the reversal language.</text:p>
      <text:h text:style-name="Heading_20_3" text:outline-level="3">grammatical-info</text:h>
      <text:p text:style-name="Standard">The grammatical information of a <text:span text:style-name="code"><text:span text:style-name="T88">s</text:span></text:span><text:span text:style-name="code">ense</text:span> can be a linguistic nightmare, but it is relatively simple as a structural item. It is just a reference to a <text:span text:style-name="code">range-element</text:span> in the <text:span text:style-name="code">grammatical-info</text:span> range.</text:p>
      <text:h text:style-name="Heading_20_4" text:outline-level="4">Attributes</text:h>
      <text:p text:style-name="AttribDesc"><text:span text:style-name="code"><text:span text:style-name="T12">value</text:span></text:span><text:tab/>[Required, <text:span text:style-name="code">key</text:span>] The part of speech tag into the <text:span text:style-name="code">grammatical-info</text:span> range. Notice that generally, the <text:span text:style-name="code">value</text:span> attribute <text:span text:style-name="T9">is</text:span> the grammatical information identifier and that an actual <text:span text:style-name="code">range-element</text:span> is only needed if translations of the part of speech is required, or that range set checking is required.</text:p>
      <text:h text:style-name="Heading_20_4" text:outline-level="4">Elements</text:h>
      <text:p text:style-name="AttribDesc"><text:span text:style-name="code"><text:span text:style-name="T12">trait</text:span></text:span><text:tab/>[Optional, Multiple, <text:span text:style-name="code">trait</text:span>] Allows <text:span text:style-name="T126">the</text:span> grammatical information <text:span text:style-name="T126">for a given sense</text:span> to have <text:span text:style-name="T126">more information than just the part of speech given by the </text:span><text:span text:style-name="T65">value</text:span><text:span text:style-name="T126"> attribute</text:span>.</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text:span text:style-name="T88">e</text:span></text:span><text:span text:style-name="code">ntry</text:span> or <text:span text:style-name="code"><text:span text:style-name="T88">s</text:span></text:span><text:span text:style-name="code">ense</text:span> in the lexicon.</text:p>
      <text:h text:style-name="Heading_20_4" text:outline-level="4">Inheritance</text:h>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AttribDesc"><text:span text:style-name="code"><text:span text:style-name="T12">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12">source</text:span></text:span><text:tab/>[Required, <text:span text:style-name="code">string</text:span>] Gives the language for the source language of the etymological relation. Where possible a <text:span text:style-name="code">lang</text:span> type code <text:span text:style-name="T88">(RFC 5646)</text:span> should be used, but proto languages tend not to appear in the Ethnologue and so a uniquely identifying name may be given here.</text:p>
      <text:h text:style-name="Heading_20_4" text:outline-level="4">Contents</text:h>
      <text:p text:style-name="AttribDesc"><text:span text:style-name="code"><text:span text:style-name="T12">gloss</text:span></text:span><text:tab/>[Optional, Multiple, <text:span text:style-name="code"><text:span text:style-name="T92">F</text:span></text:span><text:span text:style-name="code">orm</text:span>] Gives glosses of the word that the etymological relationship is with.</text:p>
      <text:p text:style-name="AttribDesc"><text:span text:style-name="code"><text:span text:style-name="T12">form</text:span></text:span><text:tab/>[Optional, <text:span text:style-name="code"><text:span text:style-name="T92">F</text:span></text:span><text:span text:style-name="code">orm</text:span>] Holds the form of the etymological reference.</text:p>
      <text:h text:style-name="Heading_20_3" text:outline-level="3">Phonetic</text:h>
      <text:p text:style-name="Standard">This represents a single p<text:span text:style-name="T99">ronunciation in phonetic form</text:span>.</text:p>
      <text:h text:style-name="Heading_20_4" text:outline-level="4">Inheritance</text:h>
      <text:p text:style-name="AttribDesc"><text:span text:style-name="code"><text:span text:style-name="T12">Multitext</text:span></text:span><text:tab/>Allows for storage of different representation forms of the <text:span text:style-name="T99">phonetic</text:span> text.</text:p>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Elements</text:h>
      <text:p text:style-name="AttribDesc"><text:span text:style-name="code"><text:span text:style-name="T12">media</text:span></text:span><text:tab/>[Optional, Multiple, <text:span text:style-name="code">URLRef</text:span>] Stores an audio representation of the text.</text:p>
      <text:h text:style-name="Heading_20_3" text:outline-level="3"><text:soft-page-break/>note</text:h>
      <text:p text:style-name="Standard">A <text:span text:style-name="code">note</text:span> is used for storing descriptive information of many kinds including comments, bibliographic information and domain specific notes. Notes are used to hold informational content rather than meta-information about an element, for which an <text:span text:style-name="Source_20_Text">annotation</text:span> should be used.</text:p>
      <text:h text:style-name="Heading_20_4" text:outline-level="4">Inheritance</text:h>
      <text:p text:style-name="AttribDesc"><text:span text:style-name="code"><text:span text:style-name="T12">Multitext</text:span></text:span><text:tab/>Stores the note content, <text:span text:style-name="T110">possibly in multiple</text:span> language<text:span text:style-name="T110">s or writing systems</text:span>.</text:p>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AttribDesc"><text:span text:style-name="code"><text:span text:style-name="T12">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2" text:outline-level="2">Header Elements</text:h>
      <text:p text:style-name="Standard">In addition to entries, a LIFT database contains header information designed to make the database somewhat self documenting. Elements designed for extensibility, like fields and trait ranges, are described so that even if an original application that generated the data is lost, the meaning of extensible data can be recovered.</text:p>
      <text:h text:style-name="Heading_20_3" text:outline-level="3">header</text:h>
      <text:p text:style-name="Standard">This holds the header information for a LIFT file including <text:span text:style-name="code"><text:span text:style-name="T37">range</text:span></text:span> information and added <text:span text:style-name="code"><text:span text:style-name="T37">field def</text:span></text:span><text:span text:style-name="code"><text:span text:style-name="T39">i</text:span></text:span><text:span text:style-name="code"><text:span text:style-name="T37">n</text:span></text:span><text:span text:style-name="code"><text:span text:style-name="T39">ition</text:span></text:span><text:span text:style-name="code"><text:span text:style-name="T37">s</text:span></text:span><text:span text:style-name="T37">.</text:span></text:p>
      <text:h text:style-name="Heading_20_4" text:outline-level="4">Elements</text:h>
      <text:p text:style-name="Standard">The content of a <text:span text:style-name="code">header</text:span> is the definitions and extensions of the various <text:span text:style-name="code">ranges </text:span><text:span text:style-name="code"><text:span text:style-name="T38">and</text:span></text:span> <text:span text:style-name="code">field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12">description<text:tab/></text:span></text:span>[Optional, <text:span text:style-name="code">Multitext</text:span>] Contains a multilingual description of the lexicon for information purposes only.</text:p>
      <text:p text:style-name="AttribDesc"><text:span text:style-name="code"><text:span text:style-name="T12">ranges</text:span></text:span><text:tab/>[Optional, <text:span text:style-name="code">ranges</text:span>] <text:s/>Contains all the <text:span text:style-name="code">range</text:span> information.</text:p>
      <text:p text:style-name="AttribDesc"><text:span text:style-name="code"><text:span text:style-name="T12">fields</text:span></text:span><text:tab/>[Optional, <text:span text:style-name="code">field</text:span><text:span text:style-name="code"><text:span text:style-name="T34">s</text:span></text:span>] Contains definitions for all the <text:span text:style-name="code">field</text:span> types used in the document.</text:p>
      <text:h text:style-name="Heading_20_3" text:outline-level="3">ranges</text:h>
      <text:p text:style-name="Standard">This is an array of <text:span text:style-name="code">range</text:span>. Details of the class <text:span text:style-name="Source_20_Text">range</text:span> and <text:span text:style-name="Source_20_Text">range-element</text:span> are found in the section on Lift Ranges.</text:p>
      <text:h text:style-name="Heading_20_4" text:outline-level="4">Elements</text:h>
      <text:p text:style-name="AttribDesc"><text:span text:style-name="code"><text:span text:style-name="T12">range</text:span></text:span><text:tab/>[Optional, Multiple, <text:span text:style-name="code">range</text:span>] Gives information about where to find the definition of an associated <text:span text:style-name="code">range</text:span>.</text:p>
      <text:h text:style-name="Heading_20_3" text:outline-level="3">field<text:span text:style-name="T34">s</text:span></text:h>
      <text:p text:style-name="P10">This is a simple list of <text:span text:style-name="code">field-def</text:span><text:span text:style-name="code"><text:span text:style-name="T34">i</text:span></text:span><text:span text:style-name="code">n</text:span><text:span text:style-name="code"><text:span text:style-name="T34">ition</text:span></text:span><text:span text:style-name="code"><text:span text:style-name="T35"> </text:span></text:span><text:span text:style-name="code"><text:span text:style-name="T36">elements</text:span></text:span>.</text:p>
      <text:h text:style-name="Heading_20_4" text:outline-level="4">Elements</text:h>
      <text:p text:style-name="AttribDesc"><text:span text:style-name="code"><text:span text:style-name="T12">field</text:span></text:span><text:span text:style-name="code"><text:span text:style-name="T13">-definition</text:span></text:span><text:tab/>[Optional, Multiple, <text:span text:style-name="code">field-def</text:span><text:span text:style-name="code"><text:span text:style-name="T34">i</text:span></text:span><text:span text:style-name="code">n</text:span><text:span text:style-name="code"><text:span text:style-name="T34">ition</text:span></text:span>] The field definitions for all the field types used in this document.</text:p>
      <text:h text:style-name="Heading_20_3" text:outline-level="3"><text:soft-page-break/>field-def<text:span text:style-name="T34">initio</text:span>n</text:h>
      <text:p text:style-name="Standard">A field definition gives information about a particular field type that may be used by an application to add information not part of the LIFT standard. <text:s/><text:span text:style-name="T113">The goal is that data can fully transferred between copies of the same program that reads or writes LIFT files. <text:s/>A different program may or may not be able to make full use of data provided by </text:span><text:span text:style-name="T60">field</text:span><text:span text:style-name="T113"> (or </text:span><text:span text:style-name="T60">trait</text:span><text:span text:style-name="T113">) elements. <text:s/>(Despite its name, a </text:span><text:span text:style-name="T60">field-definition</text:span><text:span text:style-name="T113"> may apply to a </text:span><text:span text:style-name="T60">trait</text:span><text:span text:style-name="T113"> as well as to a </text:span><text:span text:style-name="T60">field</text:span><text:span text:style-name="T113">.)</text:span></text:p>
      <text:h text:style-name="Heading_20_4" text:outline-level="4">Attributes</text:h>
      <text:p text:style-name="P21"><text:span text:style-name="code"><text:span text:style-name="T14">n</text:span></text:span><text:span text:style-name="code"><text:span text:style-name="T12">a</text:span></text:span><text:span text:style-name="code"><text:span text:style-name="T14">me</text:span></text:span><text:tab/>[Required, <text:span text:style-name="code">key</text:span>] This key corresponds to the <text:span text:style-name="code"><text:span text:style-name="T43">name</text:span></text:span> attribute found in all <text:span text:style-name="code">field</text:span>s (or <text:span text:style-name="T46">trait</text:span>s) for which this is the definition.</text:p>
      <text:p text:style-name="P21"><text:span text:style-name="code"><text:span text:style-name="T16">class</text:span></text:span><text:tab/>[<text:span text:style-name="T45">Optional, </text:span><text:span text:style-name="T61">string</text:span>] This attribute provides the name of the LIFT element that contains all <text:span text:style-name="T46">field</text:span>s (or <text:span text:style-name="T46">trait</text:span>s) for which this is the definition. If more than one LIFT element may contain such <text:span text:style-name="T46">field</text:span>s or <text:span text:style-name="T46">trait</text:span>s, the value of <text:span text:style-name="T69">class</text:span> may be a space-separated list of <text:span text:style-name="T126">element</text:span> names.</text:p>
      <text:p text:style-name="P30"><text:span text:style-name="T74">type<text:tab/></text:span><text:span text:style-name="T41">[Optional</text:span><text:span text:style-name="T42">, </text:span><text:span text:style-name="T72">string</text:span><text:span text:style-name="T41">] This attribute defines the basic data type of the data. <text:s/>For a </text:span><text:span text:style-name="T33">field-definition</text:span><text:span text:style-name="T41"> which describes a </text:span><text:span text:style-name="T33">trait</text:span><text:span text:style-name="T41">, the </text:span><text:span text:style-name="T74">type</text:span><text:span text:style-name="T41"> attribute tells us about the contents of the </text:span><text:span text:style-name="T33">trait</text:span><text:span text:style-name="T41">'s </text:span><text:span text:style-name="T33">value</text:span><text:span text:style-name="T41"> attribute. <text:s/>While any non-empty string may be used for the </text:span><text:span text:style-name="T74">type</text:span><text:span text:style-name="T41">, standard values are:</text:span></text:p>
      <text:list xml:id="list424245456" text:style-name="L5">
        <text:list-item>
          <text:p text:style-name="P50"><text:span text:style-name="T47">“</text:span><text:span text:style-name="T48">datetime”</text:span><text:span text:style-name="T73"> (ISO 8601) (zero or one </text:span><text:span text:style-name="T48">trait</text:span><text:span text:style-name="T73">)</text:span></text:p>
        </text:list-item>
        <text:list-item>
          <text:p text:style-name="P50"><text:span text:style-name="T48">“integer”</text:span><text:span text:style-name="T73"> (zero or one </text:span><text:span text:style-name="T48">trait</text:span><text:span text:style-name="T73">)</text:span></text:p>
        </text:list-item>
        <text:list-item>
          <text:p text:style-name="P50"><text:span text:style-name="T48">“option”</text:span><text:span text:style-name="T73"> (zero or one </text:span><text:span text:style-name="T48">trait</text:span><text:span text:style-name="T73">)</text:span></text:p>
        </text:list-item>
        <text:list-item>
          <text:p text:style-name="P50"><text:span text:style-name="T48">“option-collection”</text:span><text:span text:style-name="T73"> (unordered references) (zero or more </text:span><text:span text:style-name="T48">trait</text:span><text:span text:style-name="T73">s)</text:span></text:p>
        </text:list-item>
        <text:list-item>
          <text:p text:style-name="P50"><text:span text:style-name="T48">“option-sequence” </text:span><text:span text:style-name="T73">(ordered references) (zero or more </text:span><text:span text:style-name="T48">trait</text:span><text:span text:style-name="T73">s)</text:span></text:p>
        </text:list-item>
      </text:list>
      <text:p text:style-name="P42"><text:span text:style-name="T75">Note, for the “option” choices, the range referenced is specified by an accompanying </text:span><text:span text:style-name="T50">option-range</text:span><text:span text:style-name="T75"> attribute, described next.</text:span></text:p>
      <text:p text:style-name="P42"><text:span text:style-name="T127">For a </text:span><text:span text:style-name="T62">field-definition</text:span><text:span text:style-name="T127"> which describes a </text:span><text:span text:style-name="T62">field</text:span><text:span text:style-name="T127">, the </text:span><text:span text:style-name="T62">type</text:span><text:span text:style-name="T127"> attribute tells us about the contents of the element. <text:s/>Standard values are:</text:span></text:p>
      <text:list xml:id="list861530317" text:continue-numbering="true" text:style-name="L5">
        <text:list-item>
          <text:p text:style-name="P51"><text:span text:style-name="T47">“</text:span><text:span text:style-name="T62">multistring</text:span><text:span text:style-name="T48">”</text:span><text:span text:style-name="T73"> </text:span><text:span text:style-name="T127">(0 or more parallel strings in different writing systems, <text:tab/>each a single paragraph of text or less)</text:span></text:p>
        </text:list-item>
        <text:list-item>
          <text:p text:style-name="P51"><text:span text:style-name="T62">“multitext”</text:span><text:span text:style-name="T127"> (0 or more parallel strings in different writing systems, <text:tab/>each possibly containing multiple paragraphs)</text:span></text:p>
        </text:list-item>
      </text:list>
      <text:p text:style-name="P31"><text:span text:style-name="code"><text:span text:style-name="T17">option-range<text:tab/></text:span></text:span><text:tab/>[<text:span text:style-name="T74">Optional</text:span><text:span text:style-name="T45">, </text:span><text:span text:style-name="T61">key</text:span>] This <text:span text:style-name="T74">attribute is valid only for a </text:span><text:span text:style-name="T49">field-definition</text:span><text:span text:style-name="T74"> that <text:s/>contains one of the option type values. <text:s/>Its value must match against an </text:span><text:span text:style-name="T49">id</text:span><text:span text:style-name="T74"> attribute of a </text:span><text:span text:style-name="T49">range</text:span><text:span text:style-name="T74"> element in the header.</text:span></text:p>
      <text:p text:style-name="P32"><text:span text:style-name="code"><text:span text:style-name="T18">writing-system</text:span></text:span><text:span text:style-name="code"><text:span text:style-name="T16"><text:tab/></text:span></text:span><text:span text:style-name="T45">[Optional, </text:span><text:span text:style-name="T62">string</text:span><text:span text:style-name="T45">] </text:span><text:span text:style-name="T45"><office:annotation><dc:creator>Stephen McConnel</dc:creator><dc:date>2011-10-04T17:20:53</dc:date><text:p text:style-name="P70"><text:span text:style-name="T143">I thought we had aggreed to change this to an attribute, but nothing in the discussion of RFC 2 explicitly said so. <text:s/>However, it seemed to be implied, so I've gone ahead and made it an attribute.</text:span></text:p></office:annotation></text:span><text:span text:style-name="T76">Provides the default list of writing systems for displaying the information in this field. <text:s/></text:span><text:span text:style-name="T77">These are given as a space delimited list of language tags (RFC 5646). <text:s/>This list does not limit which languages or writing systems may contain data in the field, just which ones are displayed by default.</text:span></text:p>
      <text:p text:style-name="P35"><text:span text:style-name="T77">Note: at this time, it is not possible to declare a multiplicity other than that implied by the </text:span><text:span text:style-name="T70">type</text:span><text:span text:style-name="T77"> attribute. <text:s/>For example, it is not currently possible to declare that a text field may be repeated.</text:span></text:p>
      <text:h text:style-name="P62" text:outline-level="4">Elements</text:h>
      <text:p text:style-name="P22"><text:span text:style-name="code"><text:span text:style-name="T18">label</text:span></text:span><text:span text:style-name="code"><text:span text:style-name="T16"><text:tab/></text:span></text:span><text:span text:style-name="T45">[Optional, </text:span><text:span text:style-name="code"><text:span text:style-name="T45">Multitext</text:span></text:span><text:span text:style-name="T45">] </text:span><text:span text:style-name="T76">Give</text:span><text:span text:style-name="T45">s </text:span><text:span text:style-name="T76">the UI label of the field, possibly in</text:span><text:span text:style-name="T45"> multi</text:span><text:span text:style-name="T76">ple</text:span><text:span text:style-name="T45"> </text:span><text:span text:style-name="T76">languages and writing systems</text:span><text:span text:style-name="T45">.</text:span></text:p>
      <text:p text:style-name="P22"><text:span text:style-name="code"><text:span text:style-name="T16">description<text:tab/></text:span></text:span><text:span text:style-name="T45">[Optional, </text:span><text:span text:style-name="code"><text:span text:style-name="T45">Multitext</text:span></text:span><text:span text:style-name="T45">] Contains a multilingual description of this particular field's content.</text:span></text:p>
      <text:h text:style-name="Heading_20_2" text:outline-level="2"><text:soft-page-break/>Base Elements</text:h>
      <text:p text:style-name="Standard">The core base types are described here and may be found on the base types overview UML diagram.</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P63" text:outline-level="4">Attributes</text:h>
      <text:p text:style-name="P25"><text:span text:style-name="code"><text:span text:style-name="T12">dateCreated</text:span></text:span><text:tab/>[Optional, <text:span text:style-name="code">datetime</text:span>] Contains a date/timestamp saying when the element was added to the dictionary. Note that this attribute is not required.</text:p>
      <text:p text:style-name="P25"><text:span text:style-name="code"><text:span text:style-name="T12">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h text:style-name="Heading_20_4" text:outline-level="4">Elements</text:h>
      <text:p text:style-name="AttribDesc"><text:span text:style-name="code"><text:span text:style-name="T12">field</text:span></text:span><text:tab/>[Optional, Multiple, <text:span text:style-name="code">field</text:span>] Holds extra textual information.</text:p>
      <text:p text:style-name="AttribDesc"><text:span text:style-name="code"><text:span text:style-name="T12">trait</text:span></text:span><text:tab/>[Optional, Multiple, <text:span text:style-name="code"><text:span text:style-name="T100">tr</text:span></text:span><text:span text:style-name="code">a</text:span><text:span text:style-name="code"><text:span text:style-name="T100">it</text:span></text:span>] Adds <text:span text:style-name="T100">type or constraint </text:span>information.</text:p>
      <text:p text:style-name="AttribDesc"><text:span text:style-name="code"><text:span text:style-name="T12">annotation</text:span></text:span><text:tab/>[Optional, Multiple, <text:span text:style-name="code">annotation</text:span>] Adds <text:span text:style-name="T107">meta-information</text:span> describing the element.</text:p>
      <text:p text:style-name="Standard">When describing types that inherit from <text:span text:style-name="code">Extensible</text:span> for the most part the content elements so added <text:span text:style-name="T128">are</text:span> <text:span text:style-name="T128">not</text:span> described unless they have a particular meaning in the context of the type being described.</text:p>
      <text:h text:style-name="Heading_20_3" text:outline-level="3">annotation</text:h>
      <text:p text:style-name="P18">The <text:span text:style-name="code">annotation</text:span> element provides a mechanism for adding meta-information to almost any element. An <text:span text:style-name="code">annotation</text:span> is also a <text:span text:style-name="code">trait</text:span>, <text:span text:style-name="T111">but</text:span> includes the option to specify <text:span text:style-name="code">who</text:span> made the annotation and <text:span text:style-name="T59">when</text:span><text:span text:style-name="T111"> it was made.</text:span> An annotation does not give a current flag value as a <text:span text:style-name="code">trait</text:span> would give. It is purely commentary. It differs from a <text:span text:style-name="Source_20_Text">note</text:span> in that it is designed to hold meta-information about its parent rather than content of the parent.</text:p>
      <text:h text:style-name="Heading_20_4" text:outline-level="4">Inheritance</text:h>
      <text:p text:style-name="AttribDesc"><text:span text:style-name="code"><text:span text:style-name="T12">Multitext</text:span></text:span><text:tab/>Gives <text:span text:style-name="T110">the</text:span> <text:span text:style-name="T111">textual meta-information</text:span> o<text:span text:style-name="T110">f</text:span> the annotation, <text:span text:style-name="T110">possibly in multiple languages or writing systems</text:span>.</text:p>
      <text:h text:style-name="Heading_20_4" text:outline-level="4">Attributes</text:h>
      <text:p text:style-name="AttribDesc"><text:span text:style-name="code"><text:span text:style-name="T12">name<text:tab/></text:span></text:span>[Required, <text:span text:style-name="code">key</text:span>] Gives the range set from which th<text:span text:style-name="T128">e</text:span> value is taken.</text:p>
      <text:p text:style-name="AttribDesc"><text:span text:style-name="code"><text:span text:style-name="T12">value</text:span></text:span><text:tab/>[Required, <text:span text:style-name="code">key</text:span>] Contains the value of the the <text:span text:style-name="code"><text:span text:style-name="T100">nam</text:span></text:span><text:span text:style-name="code">e</text:span> either now or in the past.</text:p>
      <text:p text:style-name="AttribDesc"><text:span text:style-name="code"><text:span text:style-name="T12">who</text:span></text:span><text:tab/>[Optional, <text:span text:style-name="code">key</text:span>] Specifies a particular element from the <text:span text:style-name="code">users</text:span> range.</text:p>
      <text:p text:style-name="AttribDesc"><text:span text:style-name="code"><text:span text:style-name="T12">when<text:tab/></text:span></text:span>[Optional, <text:span text:style-name="code">datetime</text:span>] Specifies the date/time that the trait was set.</text:p>
      <text:h text:style-name="Heading_20_3" text:outline-level="3">trait</text:h>
      <text:p text:style-name="Standard">A trait is an important mechanism for giving type information to an object or adding binary constraints. There are many ways of interpreting a <text:span text:style-name="code">trait</text:span>.</text:p>
      <text:p text:style-name="P6">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are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text:span text:style-name="T128">its use in a </text:span><text:span text:style-name="T66">field-definition</text:span>.</text:p>
      <text:h text:style-name="Heading_20_4" text:outline-level="4"><text:soft-page-break/>Attributes</text:h>
      <text:p text:style-name="AttribDesc"><text:span text:style-name="code"><text:span text:style-name="T12">name</text:span></text:span><text:tab/>[Required, <text:span text:style-name="code">key</text:span>]. This is the identifier of a particular <text:span text:style-name="code">range</text:span>.</text:p>
      <text:p text:style-name="AttribDesc"><text:span text:style-name="code"><text:span text:style-name="T12">value</text:span></text:span><text:tab/>[Required, <text:span text:style-name="code">key</text:span>]. This is the identifier of a parti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12">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 <text:span text:style-name="code">key</text:span>s may be used. There is no requirement that the <text:span text:style-name="code">key</text:span> keeps its value across different versions of the file.</text:p>
      <text:h text:style-name="Heading_20_4" text:outline-level="4">Elements</text:h>
      <text:p text:style-name="AttribDesc"><text:span text:style-name="code"><text:span text:style-name="T12">annotation<text:tab/></text:span></text:span>[Optional, Multiple, <text:span text:style-name="code">annotation</text:span>] Contains meta information about the trait. For example it may give a status or an edit history for the trait.</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 <text:s/><text:span text:style-name="T112">The goal is that e</text:span><text:span text:style-name="T111">nough information can be given in the </text:span><text:span text:style-name="T112">header to allow full data transfer between copies of the same program that both reads and writes LIFT files.</text:span></text:p>
      <text:h text:style-name="Heading_20_4" text:outline-level="4">Inheritance</text:h>
      <text:p text:style-name="AttribDesc"><text:span text:style-name="code"><text:span text:style-name="T12">Multitext</text:span></text:span><text:tab/>Stores the <text:span text:style-name="T89">textual</text:span> information <text:span text:style-name="T89">of the field, possibly in multiple languages or writing systems</text:span>.</text:p>
      <text:h text:style-name="Heading_20_4" text:outline-level="4">Attributes</text:h>
      <text:p text:style-name="AttribDesc"><text:span text:style-name="code"><text:span text:style-name="T15">name</text:span></text:span><text:tab/>[Required, <text:span text:style-name="code">key</text:span>] The identifying key that gives the field name of the field. Applications may share data by agreeing on the <text:span text:style-name="code"><text:span text:style-name="T44">n</text:span></text:span><text:span text:style-name="code">a</text:span><text:span text:style-name="code"><text:span text:style-name="T44">me</text:span></text:span> to use. <text:s/><text:span text:style-name="T89">This should normally match the </text:span><text:span text:style-name="T53">name</text:span><text:span text:style-name="T89"> of a </text:span><text:span text:style-name="T53">field-definition</text:span><text:span text:style-name="T89"> in the header.</text:span></text:p>
      <text:p text:style-name="AttribDesc"><text:span text:style-name="code"><text:span text:style-name="T12">dateCreated</text:span></text:span><text:tab/>[Optional, <text:span text:style-name="code">datetime</text:span>] Gives the creation date of the field.</text:p>
      <text:p text:style-name="AttribDesc"><text:span text:style-name="code"><text:span text:style-name="T12">dateModified</text:span></text:span><text:tab/>[Optional, <text:span text:style-name="code">datetime</text:span>] Gives the modification time of the field.</text:p>
      <text:h text:style-name="Heading_20_4" text:outline-level="4">Elements</text:h>
      <text:p text:style-name="AttribDesc"><text:span text:style-name="code"><text:span text:style-name="T12">trait</text:span></text:span><text:tab/>[Optional, Multiple, <text:span text:style-name="code"><text:span text:style-name="T100">tr</text:span></text:span><text:span text:style-name="code">a</text:span><text:span text:style-name="code"><text:span text:style-name="T100">it</text:span></text:span>] Gives additional information about the field.</text:p>
      <text:p text:style-name="AttribDesc"><text:span text:style-name="code"><text:span text:style-name="T12">annotation</text:span></text:span><text:tab/>[Optional, Multiple, <text:span text:style-name="code">annotation</text:span>] Adds meta<text:span text:style-name="T128">-</text:span>information describing the <text:span text:style-name="T89">field</text:span>.</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12">href</text:span></text:span> <text:tab/>[Required, <text:span text:style-name="code">URL</text:span>] is the URL of the resource, <text:span text:style-name="T128">or possibly a relative path to a file (relative to the location of the LIFT file itself).</text:span></text:p>
      <text:h text:style-name="Heading_20_4" text:outline-level="4">Elements</text:h>
      <text:p text:style-name="AttribDesc"><text:span text:style-name="code"><text:span text:style-name="T12">label</text:span></text:span><text:tab/>[Optional, <text:span text:style-name="code">Multitext</text:span>] Gives a multilingual representation of the caption for the media item.</text:p>
      <text:h text:style-name="Heading_20_3" text:outline-level="3">Multitext</text:h>
      <text:p text:style-name="Standard"><text:s/>This element allows for different representations of the same information in a given language, <text:span text:style-name="T111">or in multiple languages</text:span>. For example it allows for different representations of a lexical form, <text:span text:style-name="T90">as</text:span> in an orthography <text:span text:style-name="T90">and also</text:span> in phonemic form. <text:s/><text:span text:style-name="T111">It also allows for the literal translation of an example into multiple languages.</text:span></text:p>
      <text:h text:style-name="Heading_20_4" text:outline-level="4"><text:soft-page-break/>Elements</text:h>
      <text:p text:style-name="AttribDesc"><text:span text:style-name="code"><text:span text:style-name="T12">form</text:span></text:span><text:tab/>[Optional, Multiple, <text:span text:style-name="code"><text:span text:style-name="T92">F</text:span></text:span><text:span text:style-name="code">orm</text:span>] Each representation of the information is held in a <text:span text:style-name="code">form</text:span> element.</text:p>
      <text:p text:style-name="P34"><text:span text:style-name="code"><text:span text:style-name="T23">t</text:span></text:span><text:span text:style-name="code"><text:span text:style-name="T12">ext</text:span></text:span><text:tab/>[Optional, <text:span text:style-name="T90">deprecated</text:span>] If there is only one <text:span text:style-name="code">form</text:span> the <text:span text:style-name="code">form</text:span> element itself is optional and a <text:span text:style-name="code">Multitext</text:span> may consist of a single text node containing the contents of the text. <text:s/><text:span text:style-name="T91">Note that </text:span><text:span text:style-name="T55">text</text:span><text:span text:style-name="T91"> does not allow for </text:span><text:span text:style-name="T55">annotation</text:span><text:span text:style-name="T91">s, but </text:span><text:span text:style-name="T55">form</text:span><text:span text:style-name="T91"> does. <text:s/>Also, </text:span><text:span text:style-name="T55">form</text:span><text:span text:style-name="T91"> specifies the language or writing system, but </text:span><text:span text:style-name="T55">text</text:span><text:span text:style-name="T91"> does not.</text:span></text:p>
      <text:h text:style-name="P60" text:outline-level="3"><text:span text:style-name="T92">F</text:span>orm</text:h>
      <text:p text:style-name="P54">A <text:span text:style-name="code"><text:span text:style-name="T92">F</text:span></text:span><text:span text:style-name="code">orm</text:span> is a representation of a string in a particular language and script as specified by the <text:span text:style-name="code">lang</text:span> attribute. It may optionally contain <text:span text:style-name="T54">annotation</text:span><text:span text:style-name="T90">s</text:span> and the textual content is held in the <text:span text:style-name="code">text</text:span> child element.</text:p>
      <text:h text:style-name="P66" text:outline-level="4">Attributes</text:h>
      <text:p text:style-name="P69"><text:span text:style-name="code"><text:span text:style-name="T12">lang</text:span></text:span><text:tab/>[Required, <text:span text:style-name="code">lang</text:span>] gives the language tag for the text.</text:p>
      <text:h text:style-name="P66" text:outline-level="4">Elements</text:h>
      <text:p text:style-name="P69"><text:span text:style-name="code"><text:span text:style-name="T12">text</text:span></text:span><text:tab/>[Required, <text:span text:style-name="code"><text:span text:style-name="T132">t</text:span></text:span><text:span text:style-name="code"><text:span text:style-name="T92">e</text:span></text:span><text:span text:style-name="code">xt</text:span>] holds the text of the <text:span text:style-name="code">form</text:span> in a single language and writing system as specified by the <text:span text:style-name="code">lang</text:span> attribute.</text:p>
      <text:p text:style-name="P69"><text:span text:style-name="code"><text:span text:style-name="T12">annotation</text:span></text:span><text:tab/>[Optional, Multiple, <text:span text:style-name="code">annotation</text:span>] contains meta<text:span text:style-name="T129">-information</text:span> for this textual element including status information.</text:p>
      <text:h text:style-name="P60" text:outline-level="3"><text:span text:style-name="T136">Gloss</text:span></text:h>
      <text:p text:style-name="P54">A <text:span text:style-name="code"><text:span text:style-name="T136">Gloss</text:span></text:span> is a representation of a <text:span text:style-name="T136">sense's gloss</text:span> in a particular language and script as specified by the <text:span text:style-name="code">lang</text:span> attribute. It may optionally contain <text:span text:style-name="T68">trait</text:span><text:span text:style-name="T90">s</text:span> and the textual content is held in the <text:span text:style-name="code">text</text:span> child element.</text:p>
      <text:h text:style-name="P66" text:outline-level="4"><text:span text:style-name="T136">Inheritance</text:span></text:h>
      <text:p text:style-name="P69"><text:span text:style-name="code"><text:span text:style-name="T25">Form<text:tab/></text:span></text:span><text:span text:style-name="T136">Provides the</text:span> <text:span text:style-name="T46">lang</text:span> <text:span text:style-name="T136">attribute, and the </text:span><text:span text:style-name="T68">text</text:span><text:span text:style-name="T136"> and </text:span><text:span text:style-name="T68">annotation</text:span><text:span text:style-name="T136"> elements</text:span></text:p>
      <text:h text:style-name="P66" text:outline-level="4">Elements</text:h>
      <text:p text:style-name="P69"><text:span text:style-name="code"><text:span text:style-name="T25">trait</text:span></text:span><text:tab/>[Optional, Multiple, <text:span text:style-name="code"><text:span text:style-name="T136">trait</text:span></text:span>] contains <text:span text:style-name="T136">additional i</text:span><text:span text:style-name="T129">nformation</text:span> for this <text:span text:style-name="T136">gloss</text:span>. <text:s/><text:span text:style-name="T136">If it is necessary to semantically link glosses either because they are of the same language (but different writing systems) or because they really are the same semantically across languages, <text:s/>then the glosses are linked by containing a </text:span><text:span text:style-name="T68">trait</text:span><text:span text:style-name="T136"> with the </text:span><text:span text:style-name="T68">name=“linkage”</text:span><text:span text:style-name="T142"> and the </text:span><text:span text:style-name="T68">value</text:span><text:span text:style-name="T142"> being the same.</text:span></text:p>
      <text:h text:style-name="Heading_20_3" text:outline-level="3"><text:span text:style-name="T133">t</text:span>ext</text:h>
      <text:p text:style-name="Standard">This is <text:span text:style-name="T133">a </text:span>mixed content <text:span text:style-name="T133">element </text:span>contain<text:span text:style-name="T91">ing</text:span> textual data mixed with <text:span text:style-name="code">span</text:span>s only. <text:span text:style-name="T91">The</text:span> language information <text:span text:style-name="T91">is inherited </text:span>from its parent element, <text:span text:style-name="T91">or provided explicitly in an embedded </text:span><text:span text:style-name="T55">span</text:span>.</text:p>
      <text:h text:style-name="P64" text:outline-level="4">Elements</text:h>
      <text:p text:style-name="P26"><text:span text:style-name="T71">#</text:span><text:span text:style-name="T69">PCDATA</text:span><text:tab/>The core content of <text:span text:style-name="T67">t</text:span><text:span text:style-name="T55">ext</text:span><text:span text:style-name="T91"> i</text:span>s <text:span text:style-name="T90">U</text:span>nicode text. <text:s/><text:span text:style-name="T129">(This isn't really an element as such, but rather simple textual content.)</text:span></text:p>
      <text:p text:style-name="P26"><text:span text:style-name="code"><text:span text:style-name="T12">span</text:span></text:span><text:tab/>[Optional, Multiple, <text:span text:style-name="code">span</text:span>] The content may have <text:span text:style-name="code">span</text:span> elements embedded in it (which in turn may have other <text:span text:style-name="code">span</text:span> elements embedded in their content).</text:p>
      <text:p text:style-name="P12">Naturally, since the content is mixed, order is significant.</text:p>
      <text:h text:style-name="Heading_20_3" text:outline-level="3">span</text:h>
      <text:p text:style-name="Standard">A span is a <text:span text:style-name="T104">Unicode</text:span>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text:soft-page-break/>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text:span text:style-name="T90">or newline characters</text:span>. <text:s/>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h text:style-name="Heading_20_4" text:outline-level="4">Attributes</text:h>
      <text:p text:style-name="AttribDesc"><text:span text:style-name="code"><text:span text:style-name="T12">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12">href</text:span></text:span><text:tab/>[Optional, <text:span text:style-name="code">URL</text:span>] The text included in the span is to made into a hotlink to the given URL, if the application can do that.</text:p>
      <text:p text:style-name="AttribDesc"><text:span text:style-name="code"><text:span text:style-name="T12">class</text:span></text:span><text:tab/>[Optional, <text:span text:style-name="T56">string</text:span>] Gives the style name or class of the text.</text:p>
      <text:h text:style-name="Heading_20_4" text:outline-level="4">Elements</text:h>
      <text:p text:style-name="P33"><text:span text:style-name="T71">#</text:span><text:span text:style-name="T69">PCDATA</text:span><text:tab/>The core content of a <text:span text:style-name="code">span</text:span> is <text:span text:style-name="T90">U</text:span>nicode text. <text:s/><text:span text:style-name="T129">(This isn't really an element as such, but rather simple textual content.)</text:span></text:p>
      <text:p text:style-name="AttribDesc"><text:span text:style-name="code"><text:span text:style-name="T12">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2" text:outline-level="2">Datatypes</text:h>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text:span text:style-name="T104">#</text:span>PCDATA</text:h>
      <text:p text:style-name="Standard">The basis of all text in the interchange format is a Unicode string. In implementation terms a <text:span text:style-name="T104">#</text:span><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text:soft-page-break/>representing a date and time in the following format: <text:span text:style-name="T9">yyyy</text:span><text:span text:style-name="code">-</text:span><text:span text:style-name="code"><text:span text:style-name="T9">MM</text:span></text:span><text:span text:style-name="code">-</text:span><text:span text:style-name="T9">dd</text:span><text:span text:style-name="code">T</text:span><text:span text:style-name="T9">hh</text:span><text:span text:style-name="code">:</text:span><text:span text:style-name="T9">mm</text:span><text:span text:style-name="code">:</text:span><text:span text:style-name="T9">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9">yyyy</text:span><text:tab/>represents a 4 digit year relative to AD 0 (yes it can be negative)</text:p>
      <text:p text:style-name="AttribDesc"><text:span text:style-name="code">-</text:span><text:tab/>separator</text:p>
      <text:p text:style-name="AttribDesc"><text:span text:style-name="T9">MM</text:span><text:tab/>represents the month as 2 digits from 01 to 12.</text:p>
      <text:p text:style-name="AttribDesc"><text:span text:style-name="code">-</text:span><text:tab/>separator</text:p>
      <text:p text:style-name="AttribDesc"><text:span text:style-name="T9">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9">hh</text:span><text:tab/>represents the hour as 2 digits from 00 to 23. The hour can be 24 if the rest of the time is 0.</text:p>
      <text:p text:style-name="AttribDesc"><text:span text:style-name="code">:</text:span><text:tab/>separator</text:p>
      <text:p text:style-name="AttribDesc"><text:span text:style-name="T9">mm</text:span><text:tab/>represents the minutes of the hour as two digits from 00 to 59</text:p>
      <text:p text:style-name="AttribDesc"><text:span text:style-name="code">:</text:span><text:tab/>separator</text:p>
      <text:p text:style-name="AttribDesc"><text:span text:style-name="T9">ss</text:span><text:tab/>represents the seconds as 2 digits from 00 to 59</text:p>
      <text:p text:style-name="AttribDesc"><text:span text:style-name="T9">zzzz</text:span><text:tab/>represents optional timezone information in the form:<text:line-break/><text:span text:style-name="code">+</text:span>|<text:span text:style-name="code">-</text:span><text:span text:style-name="T9">hh</text:span><text:span text:style-name="code">:</text:span><text:span text:style-name="T9">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P14">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text:span text:style-name="T97">is</text:span> provided <text:span text:style-name="T97">i</text:span>n the sections on range sets.</text:p>
      <text:h text:style-name="Heading_20_3" text:outline-level="3">lang</text:h>
      <text:p text:style-name="Standard">This is a language tag and follows RFC 5646 or any superseding document.<text:note text:id="ftn3" text:note-class="footnote"><text:note-citation>2</text:note-citation><text:note-body><text:p text:style-name="Footnote">RFC 5646 supersedes 4646 which supersedes RFC 3066 which in its turn supersedes RFC 1511.</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5646,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P20"><text:soft-page-break/><text:span text:style-name="Source_20_Text">refid</text:span>s are ideal for inter application linkage, or for cross linkage with other data sets. This is particularly true for a lexicon. For this reason, there is an added constraint on a <text:span text:style-name="Source_20_Text">ref</text:span><text:span text:style-name="Source_20_Text"><text:span text:style-name="T96">id</text:span></text:span> that once set, it must not be changed. If it is changed then other applications are at liberty to consider it to identify a different item with no linkage to the original item. In the context where multiple people may be independently adding entries to a lexicon, and then merging, this constraint in effect requires that a <text:span text:style-name="Source_20_Text">refid</text:span> be globally unique. Therefore <text:span text:style-name="T94">it is </text:span><text:span text:style-name="T130">strongly</text:span><text:span text:style-name="T94"> recommended that </text:span><text:span text:style-name="T96">all</text:span> <text:span text:style-name="Source_20_Text">refid</text:span><text:span text:style-name="T96">s</text:span> <text:span text:style-name="T96">be</text:span> 128 bit “<text:span text:style-name="T130">universally</text:span> unique identifier<text:span text:style-name="T96">s”</text:span> (<text:span text:style-name="T130">RFC </text:span><text:span text:style-name="T80">4122</text:span>) <text:span text:style-name="T96">since those are easily generated on all common computer systems</text:span>. <text:s/><office:annotation><dc:creator>Stephen McConnel</dc:creator><dc:date>2011-10-04T17:56:11</dc:date><text:p text:style-name="P70"><text:span text:style-name="T143">A future version of the standard may recommend a condensed representation such as base64 or the like.</text:span></text:p></office:annotation><text:span text:style-name="T130">These</text:span><text:span text:style-name="T95"> are</text:span><text:span text:style-name="T94"> typically </text:span><text:span text:style-name="T95">written</text:span><text:span text:style-name="T94"> as hexadecimal number</text:span><text:span text:style-name="T95">s</text:span><text:span text:style-name="T94"> grouped like xxxxxxxx-xxxx-xxxx-xxxx-xxxxxxxxxxxx</text:span>. <text:s/><text:span text:style-name="T130">(These are also called “globally unique identifiers”, or guids.)</text:span></text:p>
      <text:h text:style-name="Heading_20_3" text:outline-level="3">URL</text:h>
      <text:p text:style-name="P13">A URL datatype is a string containing a URI (Universal Resource Indicator) reference as specified in RFC 3986. Note that this includes relative references that are relative to the containing lift document.</text:p>
      <text:h text:style-name="Heading_20_3" text:outline-level="3"/>
      <text:h text:style-name="Heading_20_3" text:outline-level="3"/>
      <text:h text:style-name="Heading_20_1" text:outline-level="1">UML Diagrams</text:h>
      <text:p text:style-name="Standard">The following diagrams show the inter-relationships between the elements in the standard. Associations between classes show which elements are part of an element of a given class or type. If an association is named, then the element is given that name, otherwise it takes the name of the class to which it associates.</text:p>
      <text:h text:style-name="P56" text:outline-level="2">Base Elements</text:h>
      <text:p text:style-name="P5"><draw:frame draw:style-name="fr1" draw:name="graphics1" text:anchor-type="paragraph" svg:width="6.8in" svg:height="5.9in" draw:z-index="2"><draw:image xlink:href="../BaseTypes.png" xlink:type="simple" xlink:show="embed" xlink:actuate="onLoad"/></draw:frame></text:p>
      <text:h text:style-name="P57" text:outline-level="2"><text:soft-page-break/>Entry Elements</text:h>
      <text:p text:style-name="P4"><draw:frame draw:style-name="fr2" draw:name="graphics3" text:anchor-type="paragraph" svg:x="-0.3402in" svg:y="0.0555in" svg:width="6.2902in" svg:height="5.5799in" draw:z-index="1"><draw:image xlink:href="../Entry.png" xlink:type="simple" xlink:show="embed" xlink:actuate="onLoad"/></draw:frame></text:p>
      <text:h text:style-name="Heading_20_2" text:outline-level="2"><text:soft-page-break/>Header Elements</text:h>
      <text:p text:style-name="Standard"><draw:frame draw:style-name="fr3" draw:name="graphics2" text:anchor-type="paragraph" svg:width="5.9799in" svg:height="5.2299in" draw:z-index="0"><draw:image xlink:href="../Headers.png" xlink:type="simple" xlink:show="embed" xlink:actuate="onLoad"/></draw:frame></text:p>
      <text:h text:style-name="Heading_20_1" text:outline-level="1">Lift Ranges</text:h>
      <text:h text:style-name="Heading_20_2" text:outline-level="2">Elements</text:h>
      <text:h text:style-name="P59" text:outline-level="3"><text:span text:style-name="T108">lift-</text:span>ranges</text:h>
      <text:p text:style-name="P17"><text:span text:style-name="T105">Lift ranges can be stored either as part of the header material of the LIFT file, or as one or more separate files referenced by the header of the LIFT file. <text:s/>The top element for ranges in the header section of a LIFT file is </text:span><text:span text:style-name="T57">ranges</text:span><text:span text:style-name="T105">. <text:s/></text:span>The root element <text:span text:style-name="T105">in a</text:span> Lift Ranges file <text:span text:style-name="T105">is </text:span><text:span text:style-name="T57">lift-ranges</text:span>. <text:s text:c="2"/><text:span text:style-name="T105">The content inside this element is the same for both files unless otherwise indicated in the description below.</text:span></text:p>
      <text:h text:style-name="P65" text:outline-level="4">Elements</text:h>
      <text:p text:style-name="P27"><text:span text:style-name="code"><text:span text:style-name="T12">range</text:span></text:span><text:tab/>[Required, Multiple, <text:span text:style-name="code">range</text:span>] A <text:span text:style-name="code">range</text:span> definition.</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Inheritance</text:h>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Heading_20_4" text:outline-level="4">Attributes</text:h>
      <text:p text:style-name="AttribDesc"><text:span text:style-name="code"><text:span text:style-name="T12">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12">guid</text:span></text:span><text:tab/>[Optional, <text:span text:style-name="code">string</text:span>] Allows a particular <text:span text:style-name="code">range</text:span> to be uniquely identified, particularly when referenced from a lexicon.</text:p>
      <text:p text:style-name="AttribDesc"><text:span text:style-name="Source_20_Text"><text:span text:style-name="T11">href</text:span></text:span><text:tab/>[Optional, <text:span text:style-name="Source_20_Text">URL</text:span>] This attribute may not be used within an external range definition file. In a standard LIFT file, the <text:span text:style-name="Source_20_Text">href</text:span> attribute may be used to reference an external <text:span text:style-name="Source_20_Text">lift-ranges</text:span> file that contains a definition for this range. Any children to this <text:span text:style-name="Source_20_Text">range</text:span> element in the LIFT file override the values (by addition or replacement) in the external range definition. <text:s/><text:span text:style-name="T105">In practice, if the </text:span><text:span text:style-name="T57">range</text:span><text:span text:style-name="T105"> element has an </text:span><text:span text:style-name="T57">href</text:span><text:span text:style-name="T105"> attribute th</text:span><text:span text:style-name="T106">e </text:span><text:span text:style-name="T58">id</text:span><text:span text:style-name="T106"> and </text:span><text:span text:style-name="T58">href</text:span><text:span text:style-name="T106"> values are</text:span><text:span text:style-name="T105"> </text:span><text:span text:style-name="T106">usually</text:span><text:span text:style-name="T105"> the only information given in the LIFT file: all other information is given in the referenced Lift Ranges file, </text:span><text:span text:style-name="T106">with the </text:span><text:span text:style-name="T58">id</text:span><text:span text:style-name="T106"> attribute repeated to link from the Lift Ranges file back to the LIFT file.</text:span><text:span text:style-name="T105">.</text:span></text:p>
      <text:h text:style-name="Heading_20_4" text:outline-level="4">Elements</text:h>
      <text:p text:style-name="AttribDesc"><text:span text:style-name="code"><text:span text:style-name="T12">description</text:span></text:span><text:tab/>[Optional, <text:span text:style-name="code">Multitext</text:span>] Used to give a multilingual description of the <text:span text:style-name="code">range</text:span>.</text:p>
      <text:p text:style-name="AttribDesc"><text:span text:style-name="code"><text:span text:style-name="T12">rang</text:span></text:span><text:span text:style-name="code"><text:span text:style-name="T21">e-element</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12">label</text:span></text:span><text:tab/>[Optional, Multiple, <text:span text:style-name="code">Multitext</text:span>] Gives a multilingual label to this <text:span text:style-name="code">range-set</text:span> for GUI purposes.</text:p>
      <text:p text:style-name="AttribDesc"><text:span text:style-name="code"><text:span text:style-name="T12">abbrev</text:span></text:span><text:tab/>[Optional, Multiple, <text:span text:style-name="code">Multitext</text:span>] Gives an abbreviation for this <text:span text:style-name="code">range-set</text:span> in multiple languages, for GUI purposes.</text:p>
      <text:h text:style-name="P59" text:outline-level="3">range-element</text:h>
      <text:p text:style-name="P17">A <text:span text:style-name="code">range-element</text:span> is the description of a particular range element found in a particular <text:span text:style-name="code">range</text:span>.</text:p>
      <text:h text:style-name="P65" text:outline-level="4"><text:soft-page-break/>Inheritance</text:h>
      <text:p text:style-name="P28"><text:span text:style-name="code"><text:span text:style-name="T12">Extensible</text:span></text:span><text:tab/>Adds <text:span text:style-name="code">date</text:span><text:span text:style-name="code"><text:span text:style-name="T109">Created</text:span></text:span><text:span text:style-name="code"><text:span text:style-name="T40"> and </text:span></text:span><text:span text:style-name="code"><text:span text:style-name="T109">dateModified </text:span></text:span><text:span text:style-name="code"><text:span text:style-name="T40">attributes and</text:span></text:span><text:span text:style-name="T37"> </text:span><text:span text:style-name="code">field</text:span>, <text:span text:style-name="code">trait</text:span><text:span text:style-name="code"><text:span text:style-name="T5">, and</text:span></text:span><text:span text:style-name="code"> <text:s/></text:span><text:span text:style-name="code"><text:span text:style-name="T109">annotation</text:span></text:span> elements to the content for extensibility.</text:p>
      <text:h text:style-name="P65" text:outline-level="4">Attributes</text:h>
      <text:p text:style-name="P27"><text:span text:style-name="code"><text:span text:style-name="T12">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P27"><text:span text:style-name="code"><text:span text:style-name="T12">parent</text:span></text:span><text:tab/>[Optional, <text:span text:style-name="code">key</text:span>] Refers to another <text:span text:style-name="code">range-element</text:span> that constitutes a parent in a range hierarchy. This is used for example for semantic domain hierarchies.</text:p>
      <text:p text:style-name="P27"><text:span text:style-name="code"><text:span text:style-name="T12">guid</text:span></text:span><text:tab/>[Optional, <text:span text:style-name="code">string</text:span>] Allows a particular <text:span text:style-name="code">range-element</text:span> to be uniquely identified, particularly across versions of a file.</text:p>
      <text:h text:style-name="P65" text:outline-level="4">Elements</text:h>
      <text:p text:style-name="P27"><text:span text:style-name="code"><text:span text:style-name="T12">description</text:span></text:span><text:tab/>[Optional, Multiple, <text:span text:style-name="code">Multitext</text:span>] Holds the description of the element.</text:p>
      <text:p text:style-name="P27"><text:span text:style-name="code"><text:span text:style-name="T12">label</text:span></text:span><text:tab/>[Optional, Multiple, <text:span text:style-name="code">Multitext</text:span>] Holds a caption for the element, typically used in user interfaces when a choice of range values is presented.</text:p>
      <text:p text:style-name="P27"><text:span text:style-name="code"><text:span text:style-name="T12">abbrev</text:span></text:span><text:tab/>[Optional, Multiple, <text:span text:style-name="code">Multitext</text:span>] Gives an optional abbreviation for this <text:span text:style-name="code">range-element</text:span> in other languages for GUI purposes.</text:p>
      <text:h text:style-name="P55" text:outline-level="2"/>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 In addition, the values specified here correspond to the values used in the FieldWorks application. For specifics of some of the larger sets, the reader is referred to that application. A summary example is listed here in those situations.</text:p>
      <text:h text:style-name="Heading_20_2" text:outline-level="2">anthro-code</text:h>
      <text:p text:style-name="Standard">This creates a hierarchy of range-elements based on the numeric anth<text:span text:style-name="T114">r</text:span>opological codes. For example <text:span text:style-name="code"><text:span text:style-name="T12">630</text:span></text:span> Territorial Organization.</text:p>
      <text:h text:style-name="Heading_20_2" text:outline-level="2">dialect</text:h>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 Notice that elements in a dialect range are not expected to be full languages or writing systems, but refer to linguistic subgroups of some kind.</text:p>
      <text:h text:style-name="Heading_20_2" text:outline-level="2">etymology</text:h>
      <text:p text:style-name="Standard">This range set lists all the etymological relations needed.</text:p>
      <text:h text:style-name="Heading_20_3" text:outline-level="3">Elements</text:h>
      <text:p text:style-name="AttribDesc"><text:span text:style-name="code"><text:span text:style-name="T12">borrowed</text:span></text:span><text:tab/>The word is borrowed from another language</text:p>
      <text:p text:style-name="AttribDesc"><text:span text:style-name="code"><text:span text:style-name="T12">proto</text:span></text:span><text:tab/>The proto form of the word in another language</text:p>
      <text:h text:style-name="Heading_20_2" text:outline-level="2">grammatical-info</text:h>
      <text:p text:style-name="Standard">This range-set contains a standard set of grammatical information identifiers. The following are the core set used in FieldWorks.</text:p>
      <text:h text:style-name="Heading_20_3" text:outline-level="3">Elements</text:h>
      <text:p text:style-name="AttribDesc"><text:span text:style-name="code"><text:span text:style-name="T12">Adverb</text:span></text:span><text:tab/>An adverb, narrowly defined, is a part of speech whose members modify verbs for such categories as time, manner, place, or direction. An adverb, broadly defined, is a part of speech whose members modify any constituent class of words other than nouns, such as verbs, adjectives, adverbs, phrases, clauses, or sentences. Under this definition, the possible type of modification depends on the class of the constituent being modified.</text:p>
      <text:p text:style-name="AttribDesc"><text:span text:style-name="code"><text:span text:style-name="T12">Noun</text:span></text:span><text:tab/>A noun is a broad classification of parts of speech which include substantives and nominals.</text:p>
      <text:p text:style-name="AttribDesc"><text:soft-page-break/><text:span text:style-name="code"><text:span text:style-name="T12">Pro-form</text:span></text:span><text:tab/>A pro-form is a part of speech whose members usually substitute for other constituents, including phrases, clauses, or sentences, and whose meaning is recoverable from the linguistic or extralinguistic context.</text:p>
      <text:p text:style-name="AttribDesc"><text:span text:style-name="code"><text:span text:style-name="T12">Pronoun</text:span></text:span><text:tab/>A pronoun is a pro-form which functions like a noun and substitutes for a noun or noun phrase.</text:p>
      <text:p text:style-name="AttribDesc"><text:span text:style-name="code"><text:span text:style-name="T12">Verb</text:span></text:span><text:tab/>A verb is a part of speech whose members typically signal events and actions; constitute, singly or in a phrase, a minimal predicate in a clause; govern the number and types of other constituents which may occur in the clause; and, in inflectional languages, may be inflected for tense, aspect, voice, modality, or agreement with other constituents in person, number, or grammatical gender.</text:p>
      <text:h text:style-name="Heading_20_2" text:outline-level="2">lexical-relation</text:h>
      <text:p text:style-name="Standard">This set lists various lexical relations. Users may add others that they need.</text:p>
      <text:h text:style-name="Heading_20_3" text:outline-level="3">Elements</text:h>
      <text:p text:style-name="AttribDesc"><text:span text:style-name="code"><text:span text:style-name="T12">ref</text:span></text:span><text:tab/><text:tab/>General cross reference.</text:p>
      <text:p text:style-name="AttribDesc"><text:span text:style-name="code"><text:span text:style-name="T12">main</text:span></text:span><text:tab/><text:tab/>Reference to a main entry from a minor entry.</text:p>
      <text:p text:style-name="AttribDesc"><text:span text:style-name="code"><text:span text:style-name="T12">isa</text:span></text:span><text:tab/><text:tab/>The gen-spec relation where the special relates to the general.</text:p>
      <text:p text:style-name="AttribDesc"><text:span text:style-name="code"><text:span text:style-name="T12">kindof</text:span></text:span> <text:tab/><text:tab/>The kind-of relation in which the <text:span text:style-name="code">Sense</text:span> is a kind of another sense.</text:p>
      <text:p text:style-name="AttribDesc"><text:span text:style-name="code"><text:span text:style-name="T12">actor</text:span></text:span><text:tab/><text:tab/>The actor of this verb</text:p>
      <text:p text:style-name="AttribDesc"><text:span text:style-name="code"><text:span text:style-name="T12">undergoer</text:span></text:span><text:tab/>The undergoer of this verb</text:p>
      <text:p text:style-name="AttribDesc"><text:span text:style-name="code"><text:span text:style-name="T12">component</text:span></text:span><text:tab/>This word is grammatically built from these components.</text:p>
      <text:p text:style-name="AttribDesc"><text:span text:style-name="code"><text:span text:style-name="T12">Parts</text:span></text:span><text:tab/><text:tab/>Identify parts in a parts/whole relation.</text:p>
      <text:p text:style-name="AttribDesc"><text:span text:style-name="code"><text:span text:style-name="T12">Specifics</text:span></text:span><text:tab/>Reference the specific elements from the general in a gen-spec relation.</text:p>
      <text:p text:style-name="AttribDesc"><text:span text:style-name="code"><text:span text:style-name="T12">Synonyms</text:span></text:span><text:tab/><text:tab/>Marks the relation to other synonyms.</text:p>
      <text:p text:style-name="AttribDesc"><text:span text:style-name="code"><text:span text:style-name="T12">Antonym</text:span></text:span><text:tab/><text:tab/>Relates to an antonym</text:p>
      <text:p text:style-name="AttribDesc"><text:span text:style-name="code"><text:span text:style-name="T12">Calendar</text:span></text:span><text:tab/><text:tab/>Used to mark calendar type elements: days, weeks, etc.</text:p>
      <text:p text:style-name="AttribDesc"><text:span text:style-name="code"><text:span text:style-name="T12">Compare</text:span></text:span><text:tab/><text:tab/>For general compare and contrast relations.</text:p>
      <text:p text:style-name="AttribDesc"><text:span text:style-name="code"><text:span text:style-name="T12">Classifier</text:span></text:span><text:tab/>Use this to reference words this word classifies.</text:p>
      <text:p text:style-name="AttribDesc"><text:span text:style-name="code"><text:span text:style-name="T12">subentry</text:span></text:span><text:tab/><text:tab/>Reference from a main entry to a sub entry.</text:p>
      <text:p text:style-name="AttribDesc"><text:span text:style-name="code"><text:span text:style-name="T12">minorentry</text:span></text:span><text:tab/>Reference to a minor entry from a main entry.</text:p>
      <text:h text:style-name="Heading_20_2" text:outline-level="2">note-type</text:h>
      <text:p text:style-name="Standard">This lists all the different note types that are in the various <text:span text:style-name="T135">elements.</text:span></text:p>
      <text:h text:style-name="Heading_20_3" text:outline-level="3">Elements</text:h>
      <text:p text:style-name="AttribDesc"><text:span text:style-name="code"><text:span text:style-name="T12">anthropology</text:span></text:span><text:tab/><text:tab/><text:span text:style-name="T135">A</text:span>nthropological information.</text:p>
      <text:p text:style-name="AttribDesc"><text:span text:style-name="code"><text:span text:style-name="T12">Bibl</text:span></text:span><text:span text:style-name="code"><text:span text:style-name="T22">i</text:span></text:span><text:span text:style-name="code"><text:span text:style-name="T12">ography<text:tab/></text:span></text:span><text:tab/>Bibl<text:span text:style-name="T114">i</text:span>ographic information.</text:p>
      <text:p text:style-name="AttribDesc"><text:span text:style-name="code"><text:span text:style-name="T12">comment</text:span></text:span><text:tab/><text:tab/><text:tab/>This note is an arbitrary comment not for publication</text:p>
      <text:p text:style-name="P68"><text:span text:style-name="code"><text:span text:style-name="T24">cv-pattern</text:span></text:span><text:tab/><text:tab/><text:span text:style-name="T135">The pattern of consonants and vowels in a pronunciation.</text:span></text:p>
      <text:p text:style-name="AttribDesc"><text:span text:style-name="code"><text:span text:style-name="T12">discourse</text:span></text:span><text:tab/><text:tab/><text:span text:style-name="T135">D</text:span>iscourse information about a sense.</text:p>
      <text:p text:style-name="AttribDesc"><text:span text:style-name="code"><text:span text:style-name="T12">encyclopedic</text:span></text:span><text:tab/><text:tab/>This note gives encyclopedic information.</text:p>
      <text:p text:style-name="AttribDesc"><text:soft-page-break/><text:span text:style-name="code"><text:span text:style-name="T12">general</text:span></text:span><text:tab/><text:tab/><text:tab/>General notes that do not fall in another clear category</text:p>
      <text:p text:style-name="AttribDesc"><text:span text:style-name="code"><text:span text:style-name="T12">grammar</text:span></text:span><text:tab/><text:tab/><text:tab/>Grammatical information about a word.</text:p>
      <text:p text:style-name="P68"><text:span text:style-name="code"><text:span text:style-name="T12">literal-meaning</text:span></text:span><text:tab/><text:span text:style-name="T135">T</text:span>he literal meaning of the <text:span text:style-name="T135">entry</text:span>.</text:p>
      <text:p text:style-name="AttribDesc"><text:span text:style-name="code"><text:span text:style-name="T12">phonology</text:span></text:span><text:tab/><text:tab/><text:span text:style-name="T135">P</text:span>honological information about a word.</text:p>
      <text:p text:style-name="AttribDesc"><text:span text:style-name="code"><text:span text:style-name="T12">questions</text:span></text:span><text:tab/><text:tab/>Contains questions yet to be answered</text:p>
      <text:p text:style-name="AttribDesc"><text:span text:style-name="code"><text:span text:style-name="T12">restrictions</text:span></text:span><text:tab/><text:tab/><text:span text:style-name="T135">I</text:span>nformation on the restriction of usage of a word.</text:p>
      <text:p text:style-name="AttribDesc"><text:span text:style-name="code"><text:span text:style-name="T12">scientific-name</text:span></text:span><text:tab/><text:span text:style-name="T135">T</text:span>he scientific name of a sense</text:p>
      <text:p text:style-name="P68"><text:span text:style-name="code"><text:span text:style-name="T12">semantics</text:span></text:span><text:tab/><text:tab/><text:span text:style-name="T135">S</text:span>emantic information on the word.</text:p>
      <text:p text:style-name="AttribDesc"><text:span text:style-name="code"><text:span text:style-name="T12">sociolinguistics</text:span></text:span><text:tab/><text:span text:style-name="T135">S</text:span>ociolinguistic information about a sense.</text:p>
      <text:p text:style-name="AttribDesc"><text:span text:style-name="code"><text:span text:style-name="T12">source</text:span></text:span><text:tab/><text:tab/><text:tab/><text:span text:style-name="T135">I</text:span>nformation on sources</text:p>
      <text:p text:style-name="P68"><text:span text:style-name="code"><text:span text:style-name="T12">summary-definition</text:span></text:span><text:tab/><text:span text:style-name="T135">The</text:span> summary definition for <text:span text:style-name="T135">an entry</text:span>.</text:p>
      <text:p text:style-name="P68"><text:span text:style-name="code"><text:span text:style-name="T24">tone</text:span></text:span><text:tab/><text:tab/><text:tab/><text:span text:style-name="T135">Tone information for a pronunciation</text:span>.</text:p>
      <text:p text:style-name="AttribDesc"><text:span text:style-name="code"><text:span text:style-name="T12">usage</text:span></text:span><text:tab/><text:tab/><text:tab/><text:span text:style-name="T135">I</text:span>nformation on usage</text:p>
      <text:h text:style-name="Heading_20_2" text:outline-level="2">owner</text:h>
      <text:p text:style-name="Standard">This range set <text:s/>consists of each of the element types in lift along with fields which take the form field:type where type is the type attribute of the field.</text:p>
      <text:h text:style-name="Heading_20_2" text:outline-level="2">paradigm</text:h>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12">1d</text:span></text:span><text:tab/>1<text:span text:style-name="T26">st</text:span> dual</text:p>
      <text:p text:style-name="AttribDesc"><text:span text:style-name="code"><text:span text:style-name="T12">1e</text:span></text:span><text:tab/>1<text:span text:style-name="T26">st</text:span> exclusive</text:p>
      <text:p text:style-name="AttribDesc"><text:span text:style-name="code"><text:span text:style-name="T12">1i</text:span></text:span><text:tab/>1<text:span text:style-name="T26">st</text:span> inclusive</text:p>
      <text:p text:style-name="AttribDesc"><text:span text:style-name="code"><text:span text:style-name="T12">1p</text:span></text:span><text:tab/>1<text:span text:style-name="T26">st</text:span> person plural</text:p>
      <text:p text:style-name="AttribDesc"><text:span text:style-name="code"><text:span text:style-name="T12">1s</text:span></text:span><text:tab/>1<text:span text:style-name="T26">st</text:span> person singular</text:p>
      <text:p text:style-name="AttribDesc"><text:span text:style-name="code"><text:span text:style-name="T12">2d</text:span></text:span><text:tab/>2<text:span text:style-name="T26">nd</text:span> dual</text:p>
      <text:p text:style-name="AttribDesc"><text:span text:style-name="code"><text:span text:style-name="T12">2p</text:span></text:span><text:tab/>2<text:span text:style-name="T26">nd</text:span> plural</text:p>
      <text:p text:style-name="AttribDesc"><text:span text:style-name="code"><text:span text:style-name="T12">2s</text:span></text:span><text:tab/>2<text:span text:style-name="T26">nd</text:span> singular</text:p>
      <text:p text:style-name="AttribDesc"><text:span text:style-name="code"><text:span text:style-name="T12">3d</text:span></text:span><text:tab/>3<text:span text:style-name="T26">rd</text:span> dual</text:p>
      <text:p text:style-name="AttribDesc"><text:span text:style-name="code"><text:span text:style-name="T12">3p</text:span></text:span><text:tab/>3<text:span text:style-name="T26">rd</text:span> plural</text:p>
      <text:p text:style-name="AttribDesc"><text:span text:style-name="code"><text:span text:style-name="T12">3s</text:span></text:span><text:tab/>3<text:span text:style-name="T26">rd</text:span> singular</text:p>
      <text:p text:style-name="AttribDesc"><text:span text:style-name="code"><text:span text:style-name="T12">non-dual</text:span></text:span><text:tab/>non-human or inanimate dual</text:p>
      <text:p text:style-name="AttribDesc"><text:span text:style-name="code"><text:span text:style-name="T12">non-plural</text:span></text:span><text:tab/>non-human or inanimate plural</text:p>
      <text:p text:style-name="AttribDesc"><text:span text:style-name="code"><text:span text:style-name="T12">non-sing</text:span></text:span><text:tab/>non-human or inanimate singulare</text:p>
      <text:p text:style-name="AttribDesc"><text:span text:style-name="code"><text:span text:style-name="T12">plural</text:span></text:span><text:tab/>plural form</text:p>
      <text:p text:style-name="AttribDesc"><text:span text:style-name="code"><text:span text:style-name="T12">redup</text:span></text:span><text:tab/>reduplication form</text:p>
      <text:p text:style-name="AttribDesc"><text:span text:style-name="code"><text:span text:style-name="T12">sing</text:span></text:span><text:tab/>singular</text:p>
      <text:h text:style-name="Heading_20_2" text:outline-level="2"><text:soft-page-break/>reversal-type</text:h>
      <text:p text:style-name="Standard">While LIFT reserves the name of this range set, it is empty and should be added to either at the area/entity level or also for a particular project.</text:p>
      <text:h text:style-name="Heading_20_2" text:outline-level="2">semantic-domain</text:h>
      <text:p text:style-name="Standard">This is the primary semantic domain range set. Other range sets may be used for specific semantic domain classifications. There are various sets of semantic domains.</text:p>
      <text:h text:style-name="Heading_20_3" text:outline-level="3">semantic-domain-ddp4</text:h>
      <text:p text:style-name="Standard">This semantic domain set corresponds to the numeric codes for the Dictionary Discovery Process version 4. For example <text:span text:style-name="code"><text:span text:style-name="T12">1.1.2.1</text:span></text:span> for words that are about causing air to move.</text:p>
      <text:h text:style-name="Heading_20_2" text:outline-level="2">status</text:h>
      <text:p text:style-name="Standard">Gives the status of a particular element, for example whether a certain check has been applied.</text:p>
      <text:h text:style-name="Heading_20_2" text:outline-level="2">users</text:h>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h text:style-name="Heading_20_2" text:outline-level="2">Simple Records</text:h>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4"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27">srapa</text:span> <text:span text:style-name="T9">vt.</text:span> slap with open hand</text:p>
            </table:table-cell>
            <table:table-cell table:style-name="Table1.B1" office:value-type="string">
              <text:p text:style-name="P39">&lt;?xml version="1.0"?&gt; </text:p>
              <text:p text:style-name="P39">&lt;lift version="0.15"&gt; </text:p>
              <text:p text:style-name="P39"><text:s text:c="2"/>&lt;entry id="srapa" dateModified="1991-08-27"&gt; </text:p>
              <text:p text:style-name="P39"><text:s text:c="4"/>&lt;lexical-unit&gt; </text:p>
              <text:p text:style-name="P39"><text:s text:c="6"/>&lt;form lang="und-Latn"&gt;&lt;text&gt;srapa&lt;/text&gt;&lt;/form&gt; </text:p>
              <text:p text:style-name="P39"><text:s text:c="4"/>&lt;/lexical-unit&gt; </text:p>
              <text:p text:style-name="P39"><text:s text:c="4"/>&lt;sense id="srapa_"&gt;&lt;!--id can't be the same as entry id--&gt; </text:p>
              <text:p text:style-name="P39"><text:s text:c="6"/>&lt;grammatical-info value="vt"/&gt; </text:p>
              <text:p text:style-name="P39"><text:s text:c="6"/>&lt;gloss lang="en"&gt;&lt;text&gt;slap&lt;/text&gt;&lt;/gloss&gt; </text:p>
              <text:p text:style-name="P39"><text:s text:c="6"/>&lt;definition&gt; </text:p>
              <text:p text:style-name="P39"><text:s text:c="8"/>&lt;form lang="en"&gt; </text:p>
              <text:p text:style-name="P39"><text:s text:c="10"/>&lt;text&gt;slap with open hand&lt;/text&gt; </text:p>
              <text:p text:style-name="P39"><text:s text:c="8"/>&lt;/form&gt; </text:p>
              <text:p text:style-name="P39"><text:s text:c="6"/>&lt;/definition&gt; </text:p>
              <text:p text:style-name="P39"><text:s text:c="4"/>&lt;/sense&gt; </text:p>
              <text:p text:style-name="P39"><text:s text:c="2"/>&lt;/entry&gt; </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5"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27">abat</text:span> <text:span text:style-name="T9">n.</text:span> grove; <text:span text:style-name="T9">dusun.</text:span> <text:span text:style-name="T28">Kbwai abatke ti ksweruk nurare.</text:span> I went to the coconut groves to clear the grass. <text:span text:style-name="T9">Saya pergi menyiangi dusun kelapa.</text:span> <text:span text:style-name="T28">Kbwa ti ktwan nurke o abatke.</text:span> I'm going to plant coconut trees in the grove. <text:span text:style-name="T9">Saya pergi tanam kelapa di dusun.</text:span> This is <text:span text:style-name="T29">not</text:span><text:span text:style-name="T30"> limited to coconut groves but is used for mangoes, etc. </text:span><text:span text:style-name="T10">Sg:</text:span><text:span text:style-name="T28">abatke.</text:span></text:p>
            </table:table-cell>
            <table:table-cell table:style-name="Table2.B1" office:value-type="string">
              <text:p text:style-name="P40">&lt;entry id="6b7537f0-31c8-42f9-811c-1da97cc907b4" </text:p>
              <text:p text:style-name="P40"><text:s text:c="7"/>dateModified="1990-02-26"&gt; </text:p>
              <text:p text:style-name="P40"><text:s text:c="2"/>&lt;lexical-unit&gt; </text:p>
              <text:p text:style-name="P40"><text:s text:c="4"/>&lt;form lang="und-Latn"&gt;&lt;text&gt;abat&lt;/text&gt;&lt;/form&gt; </text:p>
              <text:p text:style-name="P40"><text:s text:c="2"/>&lt;/lexical-unit&gt; </text:p>
              <text:p text:style-name="P40"><text:s text:c="2"/>&lt;variant&gt;&lt;!--This is a paradigm--&gt; </text:p>
              <text:p text:style-name="P40"><text:s text:c="4"/>&lt;trait name="paradigm" value="sing"/&gt; </text:p>
              <text:p text:style-name="P40"><text:s text:c="4"/>&lt;form lang="und-Latn"&gt;&lt;text&gt;abatke&lt;/text&gt;&lt;/form&gt; </text:p>
              <text:p text:style-name="P40"><text:s text:c="2"/>&lt;/variant&gt; </text:p>
              <text:p text:style-name="P40"><text:s text:c="2"/>&lt;sense id="c71333e0-be6c-434b-adda-bdc6c154d562"&gt; </text:p>
              <text:p text:style-name="P40"><text:s text:c="4"/>&lt;grammatical-info value="n"/&gt; </text:p>
              <text:p text:style-name="P40"><text:s text:c="4"/>&lt;gloss lang="en"&gt;&lt;text&gt;grove&lt;/text&gt;&lt;/gloss&gt; </text:p>
              <text:p text:style-name="P40"><text:s text:c="4"/>&lt;gloss lang="id"&gt;&lt;text&gt;dusun&lt;/text&gt;&lt;/gloss&gt; </text:p>
              <text:p text:style-name="P40"><text:s text:c="4"/>&lt;example source="d2.077.03"&gt; </text:p>
              <text:p text:style-name="P40"><text:s text:c="6"/>&lt;form lang="und-Latn"&gt; </text:p>
              <text:p text:style-name="P40"><text:s text:c="8"/>&lt;text&gt;Kbwai abatke to ksweruk nurare.&lt;/text&gt; </text:p>
              <text:p text:style-name="P40"><text:s text:c="6"/>&lt;/form&gt; </text:p>
              <text:p text:style-name="P40"><text:s text:c="6"/>&lt;translation&gt; </text:p>
              <text:p text:style-name="P40"><text:s text:c="8"/>&lt;form lang="en"&gt; </text:p>
              <text:p text:style-name="P40"><text:s text:c="10"/>&lt;text&gt;I went to the coconut groves to clear the grass.&lt;/text&gt; </text:p>
              <text:p text:style-name="P40"><text:s text:c="8"/>&lt;/form&gt; </text:p>
              <text:p text:style-name="P40"><text:s text:c="8"/>&lt;form lang="id"&gt; </text:p>
              <text:p text:style-name="P40"><text:s text:c="10"/>&lt;text&gt;Saya pergi menyiangi dusun kelapa.&lt;/text&gt; </text:p>
              <text:p text:style-name="P40"><text:s text:c="8"/>&lt;/form&gt; </text:p>
              <text:p text:style-name="P40"><text:s text:c="6"/>&lt;/translation&gt; </text:p>
              <text:p text:style-name="P40"><text:s text:c="4"/>&lt;/example&gt; </text:p>
              <text:p text:style-name="P40"><text:s text:c="4"/>&lt;example source="d4.079.16"&gt; </text:p>
              <text:p text:style-name="P40"><text:s text:c="6"/>&lt;form lang="und-Latn"&gt; </text:p>
              <text:p text:style-name="P40"><text:s text:c="8"/>&lt;text&gt;Kbwa ti ktwan nurke o abatke.&lt;/text&gt; </text:p>
              <text:p text:style-name="P40"><text:s text:c="6"/>&lt;/form&gt; </text:p>
              <text:p text:style-name="P40"><text:s text:c="6"/>&lt;translation&gt; </text:p>
              <text:p text:style-name="P40"><text:s text:c="8"/>&lt;form lang="en"&gt; </text:p>
              <text:p text:style-name="P40"><text:s text:c="10"/>&lt;text&gt;I'm going to plant coconut trees in the grove.&lt;/text&gt; </text:p>
              <text:p text:style-name="P40"><text:s text:c="8"/>&lt;/form&gt; </text:p>
              <text:p text:style-name="P40"><text:s text:c="8"/>&lt;form lang="id"&gt; </text:p>
              <text:p text:style-name="P40"><text:s text:c="10"/>&lt;text&gt;Saya pergi tanam kelapa di dusun.&lt;/text&gt; </text:p>
              <text:p text:style-name="P40"><text:s text:c="8"/>&lt;/form&gt; </text:p>
              <text:p text:style-name="P40"><text:s text:c="6"/>&lt;/translation&gt; </text:p>
              <text:p text:style-name="P40"><text:s text:c="4"/>&lt;/example&gt; </text:p>
              <text:p text:style-name="P40"><text:s text:c="4"/>&lt;note type="encyclopedic"&gt; </text:p>
              <text:p text:style-name="P40"><text:s text:c="6"/>&lt;form lang="en"&gt; </text:p>
              <text:p text:style-name="P40"><text:s text:c="8"/>&lt;text&gt;This is &lt;span class="underline"&gt;not&lt;/span&gt; limited to coconut groves but is used for mangoes, etc.&lt;/text&gt; </text:p>
              <text:p text:style-name="P40"><text:s text:c="6"/>&lt;/form&gt; </text:p>
              <text:p text:style-name="P40"><text:s text:c="4"/>&lt;/note&gt; </text:p>
              <text:p text:style-name="P40"><text:s text:c="2"/>&lt;/sense&gt; </text:p>
              <text:p text:style-name="P40">&lt;/entry&gt; </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h text:style-name="Heading_20_2" text:outline-level="2">Subentries</text:h>
      <text:p text:style-name="Standard">Subentries are really a document art<text:span text:style-name="T115">i</text:span>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text:soft-page-break/>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text:span text:style-name="T116">modeled.</text:span></text:p>
      <text:p text:style-name="Standard">There are at least three ways of storing subentry relationships between a main entry and its subentry:</text:p>
      <text:list xml:id="list1518829389" text:style-name="L6">
        <text:list-item>
          <text:p text:style-name="P52">Store the subentry in the entry as a sub-element. LIFT does not do this. All entries are full <text:span text:style-name="code">entry</text:span> elements.</text:p>
        </text:list-item>
        <text:list-item>
          <text:p text:style-name="P52">Store a marker in the subentry referring back to the main entry under which this subentry occurs. This can be done using a <text:span text:style-name="code">subhead</text:span> relation.</text:p>
        </text:list-item>
        <text:list-item>
          <text:p text:style-name="P52">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reformatted_20_Text">\lx brush<text:note text:id="ftn6"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27">brush</text:span> <text:span text:style-name="T9">n.</text:span> bristly instrument used for cleaning, arranging, or applying a liquid to something</text:p>
              <text:p text:style-name="P3"><text:span text:style-name="T27">hairbrush</text:span> <text:span text:style-name="T9">n.</text:span> kind of brush typically with stiff one inch long bristles loosely spaced arranged perpendicularly to the handle for rearranging hair.</text:p>
              <text:p text:style-name="P3"><text:span text:style-name="T27">paintbrush</text:span> <text:span text:style-name="T9">n.</text:span> kind of brush of varying sizes and varying lngths and textures of bristles arranged as an extension of the handle used to apply paint and similar materials.</text:p>
            </table:table-cell>
            <table:table-cell table:style-name="Table3.B1" office:value-type="string">
              <text:p text:style-name="P40">&lt;entry id="562156e0-bc5e-444a-b699-6c1a7df95851"&gt; </text:p>
              <text:p text:style-name="P40"><text:s text:c="2"/>&lt;lexical-unit&gt; </text:p>
              <text:p text:style-name="P40"><text:s text:c="4"/>&lt;form lang="en"&gt;&lt;text&gt;brush&lt;/text&gt;&lt;/form&gt; </text:p>
              <text:p text:style-name="P40"><text:s text:c="2"/>&lt;/lexical-unit&gt; </text:p>
              <text:p text:style-name="P40"><text:s text:c="2"/>&lt;sense id="aca2cc02-75ad-4e09-909f-8974efc17fd4"&gt; </text:p>
              <text:p text:style-name="P40"><text:s text:c="4"/>&lt;grammatical-info value="n"/&gt; </text:p>
              <text:p text:style-name="P40"><text:s text:c="4"/>&lt;gloss lang="en"&gt; </text:p>
              <text:p text:style-name="P40"><text:s text:c="6"/>&lt;text&gt;bristly instrument&lt;/text&gt; </text:p>
              <text:p text:style-name="P40"><text:s text:c="4"/>&lt;/gloss&gt; </text:p>
              <text:p text:style-name="P40"><text:s text:c="4"/>&lt;definition&gt; </text:p>
              <text:p text:style-name="P40"><text:s text:c="6"/>&lt;form lang="en"&gt; </text:p>
              <text:p text:style-name="P40"><text:s text:c="8"/>&lt;text&gt;bristly instrument used for cleaning, arranging or applying a liquid to something&lt;/text&gt; </text:p>
              <text:p text:style-name="P40"><text:s text:c="6"/>&lt;/form&gt; </text:p>
              <text:p text:style-name="P40"><text:s text:c="4"/>&lt;/definition&gt; </text:p>
              <text:p text:style-name="P40"><text:s text:c="4"/>&lt;relation type="subentry"</text:p>
              <text:p text:style-name="P40"><text:s text:c="12"/>ref="51e84fed-bd53-4c62-af55-f994a496ee94"/&gt; </text:p>
              <text:p text:style-name="P40"><text:s text:c="4"/>&lt;relation type="subentry"</text:p>
              <text:p text:style-name="P40"><text:s text:c="12"/>ref="c8fa1b21-5769-4e24-82f6-ccc8122c4ed1"/&gt; </text:p>
              <text:p text:style-name="P40"><text:s text:c="2"/>&lt;/sense&gt; </text:p>
              <text:p text:style-name="P40">&lt;/entry&gt; </text:p>
              <text:p text:style-name="P40"/>
              <text:p text:style-name="P40">&lt;entry id="51e84fed-bd53-4c62-af55-f994a496ee94"&gt; </text:p>
              <text:p text:style-name="P40"><text:s text:c="2"/>&lt;lexical-unit&gt; </text:p>
              <text:p text:style-name="P40"><text:s text:c="4"/>&lt;form lang="en"&gt;&lt;text&gt;hairbrush&lt;/text&gt;&lt;/form&gt; </text:p>
              <text:p text:style-name="P40"><text:s text:c="2"/>&lt;/lexical-unit&gt; </text:p>
              <text:p text:style-name="P40"><text:s text:c="2"/>&lt;sense id="27ad1b86-cceb-4a7b-9c93-ccf227ae69bf"&gt; </text:p>
              <text:p text:style-name="P40"><text:s text:c="4"/>&lt;grammatical-info value="n"/&gt; </text:p>
              <text:p text:style-name="P40"><text:s text:c="4"/>&lt;definition&gt; </text:p>
              <text:p text:style-name="P40"><text:s text:c="6"/>&lt;form lang="en"&gt; </text:p>
              <text:p text:style-name="P40"><text:s text:c="8"/>&lt;text&gt;kind of brush typically with stiff one inch long bristles loosely spaced arranged perpendicularly to the handle for rearranging hair&lt;/text&gt; </text:p>
              <text:p text:style-name="P40"><text:s text:c="6"/>&lt;/form&gt; </text:p>
              <text:p text:style-name="P40"><text:s text:c="4"/>&lt;/definition&gt; </text:p>
              <text:p text:style-name="P40"><text:s text:c="2"/>&lt;/sense&gt; </text:p>
              <text:p text:style-name="P40">&lt;/entry&gt; </text:p>
              <text:p text:style-name="P40"/>
              <text:p text:style-name="P40">&lt;entry id="c8fa1b21-5769-4e24-82f6-ccc8122c4ed1"&gt; </text:p>
              <text:p text:style-name="P40"><text:s text:c="2"/>&lt;lexical-unit&gt; </text:p>
              <text:p text:style-name="P40"><text:s text:c="4"/>&lt;form lang="en"&gt;&lt;text&gt;paintbrush&lt;/text&gt;&lt;/form&gt; </text:p>
              <text:p text:style-name="P40"><text:s text:c="2"/>&lt;/lexical-unit&gt; </text:p>
              <text:p text:style-name="P40"><text:s text:c="2"/>&lt;sense id="bf9f7677-0314-4880-a200-818d43fde490"&gt; </text:p>
              <text:p text:style-name="P40"><text:s text:c="4"/>&lt;grammatical-info value="n"/&gt; </text:p>
              <text:p text:style-name="P40"><text:s text:c="4"/>&lt;definition&gt; </text:p>
              <text:p text:style-name="P40"><text:s text:c="6"/>&lt;form lang="en"&gt; </text:p>
              <text:p text:style-name="P40"><text:s text:c="8"/>&lt;text&gt;kind of brush of varying sizes and varying lengths and textures of bristles arranged as an extension of the handle used to apply paint and similar materials&lt;/text&gt; </text:p>
              <text:p text:style-name="P40"><text:s text:c="6"/>&lt;/form&gt; </text:p>
              <text:p text:style-name="P40"><text:s text:c="4"/>&lt;/definition&gt; </text:p>
              <text:p text:style-name="P40"><text:s text:c="2"/>&lt;/sense&gt; </text:p>
              <text:p text:style-name="P40">&lt;/entry&gt; </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h text:style-name="P58" text:outline-level="2"><text:soft-page-break/>Reverse Index</text:h>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7"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27">utan</text:span> <text:span text:style-name="T9">n.</text:span> non-bulbous edible leafy and stalky plant and fungi.</text:p>
            </table:table-cell>
            <table:table-cell table:style-name="Table4.B1" office:value-type="string">
              <text:p text:style-name="P40">&lt;entry id="db24e454-307d-4939-a517-7852376185c2"&gt; </text:p>
              <text:p text:style-name="P40"><text:s text:c="2"/>&lt;lexical-unit&gt; </text:p>
              <text:p text:style-name="P40"><text:s text:c="4"/>&lt;form lang="und-Latn"&gt;&lt;text&gt;utan&lt;/text&gt;&lt;/form&gt; </text:p>
              <text:p text:style-name="P40"><text:s text:c="2"/>&lt;/lexical-unit&gt; </text:p>
              <text:p text:style-name="P40"><text:s text:c="2"/>&lt;sense id="ae081346-aa0a-4e79-86db-1ebcf94d5a53"&gt; </text:p>
              <text:p text:style-name="P40"><text:s text:c="4"/>&lt;grammatical-info value="n"/&gt; </text:p>
              <text:p text:style-name="P40"><text:s text:c="4"/>&lt;trait name="semantic-domain" value="Nplant"/&gt; </text:p>
              <text:p text:style-name="P40"><text:s text:c="4"/>&lt;gloss lang="en"&gt;&lt;text&gt;veg&lt;/text&gt;&lt;/gloss&gt; </text:p>
              <text:p text:style-name="P40"><text:s text:c="4"/>&lt;gloss lang="id"&gt;&lt;text&gt;sayur&lt;/text&gt;&lt;/gloss&gt; </text:p>
              <text:p text:style-name="P40"><text:s text:c="4"/>&lt;gloss lang="id"&gt;&lt;text&gt;jamu&lt;/text&gt;&lt;/gloss&gt; </text:p>
              <text:p text:style-name="P40"><text:s text:c="4"/>&lt;reversal&gt; </text:p>
              <text:p text:style-name="P40"><text:s text:c="6"/>&lt;form lang="en"&gt;&lt;text&gt;vegetable&lt;/text&gt;&lt;/form&gt; </text:p>
              <text:p text:style-name="P40"><text:s text:c="4"/>&lt;/reversal&gt; </text:p>
              <text:p text:style-name="P40"><text:s text:c="4"/>&lt;reversal&gt; </text:p>
              <text:p text:style-name="P40"><text:s text:c="6"/>&lt;form lang="en"&gt;&lt;text&gt;mushroom&lt;/text&gt;&lt;/form&gt; </text:p>
              <text:p text:style-name="P40"><text:s text:c="4"/>&lt;/reversal&gt; </text:p>
              <text:p text:style-name="P40"><text:s text:c="4"/>&lt;definition&gt; </text:p>
              <text:p text:style-name="P40"><text:s text:c="6"/>&lt;form lang="en"&gt; </text:p>
              <text:p text:style-name="P40"><text:s text:c="8"/>&lt;text&gt;non-bulbous edible leafy and stalky plant and fungi&lt;/text&gt; </text:p>
              <text:p text:style-name="P40"><text:s text:c="6"/>&lt;/form&gt; </text:p>
              <text:p text:style-name="P40"><text:s text:c="4"/>&lt;/definition&gt; </text:p>
              <text:p text:style-name="P40"><text:s text:c="2"/>&lt;/sense&gt; </text:p>
              <text:p text:style-name="P40">&lt;/entry&gt; </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h text:style-name="Heading_20_2" text:outline-level="2">Lexical Relations</text:h>
      <text:p text:style-name="Standard">Lexical relations are relatively straightforward to encode.</text:p>
      <table:table table:name="Table5" table:style-name="Table5">
        <table:table-column table:style-name="Table5.A"/>
        <table:table-column table:style-name="Table5.B"/>
        <table:table-header-rows>
          <text:soft-page-break/>
          <table:table-row>
            <table:table-cell table:style-name="Table5.A1" office:value-type="string">
              <text:p text:style-name="Preformatted_20_Text">\lx hete<text:note text:id="ftn8" text:note-class="footnote"><text:note-citation>1</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27">hete</text:span> <text:span text:style-name="T9">vt.</text:span> cut into sections for use. <text:span text:style-name="T9">Gen</text:span>: <text:span text:style-name="T28">lata</text:span> ‘cut’. <text:span text:style-name="T9">Prdm</text:span>: <text:span text:style-name="T28">-k</text:span></text:p>
            </table:table-cell>
            <table:table-cell table:style-name="Table5.B1" office:value-type="string">
              <text:p text:style-name="P40">&lt;entry id="5eb49840-eb3b-4f1e-8622-071a10ca30f5"&gt; </text:p>
              <text:p text:style-name="P40"><text:s text:c="2"/>&lt;lexical-unit&gt; </text:p>
              <text:p text:style-name="P40"><text:s text:c="4"/>&lt;form lang="und-Latn"&gt;&lt;text&gt;hete&lt;/text&gt;&lt;/form&gt; </text:p>
              <text:p text:style-name="P40"><text:s text:c="2"/>&lt;/lexical-unit&gt; </text:p>
              <text:p text:style-name="P40"><text:s text:c="2"/>&lt;sense id="b24fbde8-ecad-45ef-a2d4-2ed438aff378"&gt; </text:p>
              <text:p text:style-name="P40"><text:s text:c="4"/>&lt;grammatical-info value="vt"/&gt; </text:p>
              <text:p text:style-name="P40"><text:s text:c="4"/>&lt;gloss lang="en"&gt;&lt;text&gt;cut&lt;/text&gt;&lt;/gloss&gt; </text:p>
              <text:p text:style-name="P40"><text:s text:c="4"/>&lt;definition&gt; </text:p>
              <text:p text:style-name="P40"><text:s text:c="6"/>&lt;form lang="en"&gt; </text:p>
              <text:p text:style-name="P40"><text:s text:c="8"/>&lt;text&gt;cut into sections for use&lt;/text&gt; </text:p>
              <text:p text:style-name="P40"><text:s text:c="6"/>&lt;/form&gt; </text:p>
              <text:p text:style-name="P40"><text:s text:c="4"/>&lt;/definition&gt; </text:p>
              <text:p text:style-name="P40"><text:s text:c="4"/>&lt;relation type="gen"</text:p>
              <text:p text:style-name="P40"><text:s text:c="14"/>ref="131692cd-97c2-428f-bfa4-19e3cb40860f"/&gt; </text:p>
              <text:p text:style-name="P40"><text:s text:c="2"/>&lt;/sense&gt; </text:p>
              <text:p text:style-name="P40"><text:s text:c="2"/>&lt;variant&gt; </text:p>
              <text:p text:style-name="P40"><text:s text:c="4"/>&lt;form lang="und-Latn"&gt;&lt;text&gt;hetek&lt;/text&gt;&lt;/form&gt; </text:p>
              <text:p text:style-name="P40"><text:s text:c="2"/>&lt;/variant&gt;&lt;!--no idea what kind of paradigm, so really a free variant--&gt; </text:p>
              <text:p text:style-name="P40">&lt;/entry&gt; </text:p>
              <text:p text:style-name="P40"/>
              <text:p text:style-name="P40">&lt;!-- This implies another entry which isn't given in SFM.--&gt; </text:p>
              <text:p text:style-name="P40">&lt;entry id="89b76e95-2c77-46fa-8b1f-2a75c00d0944"&gt; </text:p>
              <text:p text:style-name="P40"><text:s text:c="2"/>&lt;lexical-unit&gt; </text:p>
              <text:p text:style-name="P40"><text:s text:c="4"/>&lt;form lang="und-Latn"&gt;&lt;text&gt;lata&lt;/text&gt;&lt;/form&gt; </text:p>
              <text:p text:style-name="P40"><text:s text:c="2"/>&lt;/lexical-unit&gt; </text:p>
              <text:p text:style-name="P40"><text:s text:c="2"/>&lt;sense id="131692cd-97c2-428f-bfa4-19e3cb40860f"&gt; </text:p>
              <text:p text:style-name="P40"><text:s text:c="2"/>&lt;/sense&gt; </text:p>
              <text:p text:style-name="P40">&lt;/entry&gt; </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9" text:note-class="footnote"><text:note-citation>2</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27">ahul</text:span> <text:span text:style-name="T9">n.</text:span> lime slaked from burning seashells and used as an ingredient in chewing betelnut. <text:span text:style-name="T9">SynD</text:span>: <text:span text:style-name="T28">ahul</text:span> ‘Lisela, Rana dialects’. <text:span text:style-name="T9">Etym</text:span>: <text:span text:style-name="T28">*apuR</text:span> ‘lime, chalk’.</text:p>
            </table:table-cell>
            <table:table-cell table:style-name="Table6.B1" office:value-type="string">
              <text:p text:style-name="P40">&lt;entry id="b24fbde8-ecad-45ef-a2d4-2ed438aff378"&gt; </text:p>
              <text:p text:style-name="P40"><text:s text:c="2"/>&lt;lexical-unit&gt; </text:p>
              <text:p text:style-name="P40"><text:s text:c="4"/>&lt;form lang="und-Latn"&gt;&lt;text&gt;apu&lt;/text&gt;&lt;/form&gt; </text:p>
              <text:p text:style-name="P40"><text:s text:c="2"/>&lt;/lexical-unit&gt; </text:p>
              <text:p text:style-name="P40"><text:s text:c="2"/>&lt;variant&gt; </text:p>
              <text:p text:style-name="P40"><text:s text:c="4"/>&lt;trait name="dialect" value="lisela"/&gt; </text:p>
              <text:p text:style-name="P40"><text:s text:c="4"/>&lt;trait name="dialect" value="rana"/&gt; </text:p>
              <text:p text:style-name="P40"><text:s text:c="4"/>&lt;form lang="und-Latn"&gt;&lt;text&gt;ahul&lt;/text&gt;&lt;/form&gt; </text:p>
              <text:p text:style-name="P40"><text:s text:c="2"/>&lt;/variant&gt; </text:p>
              <text:p text:style-name="P40"><text:s text:c="2"/>&lt;sense id="a0fc19e4-fa0d-484c-b500-58fe8268cd0b"&gt; </text:p>
              <text:p text:style-name="P40"><text:s text:c="4"/>&lt;grammatical-info value="n"/&gt; </text:p>
              <text:p text:style-name="P40"><text:s text:c="4"/>&lt;gloss lang="en"&gt;&lt;text&gt;lime&lt;/text&gt;&lt;/gloss&gt; </text:p>
              <text:p text:style-name="P40"><text:s text:c="4"/>&lt;reversal&gt; </text:p>
              <text:p text:style-name="P40"><text:s text:c="6"/>&lt;form lang="en"&gt;&lt;text&gt;lime&lt;/text&gt;&lt;/form&gt; </text:p>
              <text:p text:style-name="P40"><text:s text:c="4"/>&lt;/reversal&gt; </text:p>
              <text:p text:style-name="P40"><text:s text:c="4"/>&lt;definition&gt; </text:p>
              <text:p text:style-name="P40"><text:s text:c="6"/>&lt;form lang="en"&gt; </text:p>
              <text:p text:style-name="P40"><text:s text:c="8"/>&lt;text&gt;lime slaked from burning seashells and used as an ingredient in chewing betelnut&lt;/text&gt; </text:p>
              <text:p text:style-name="P40"><text:s text:c="6"/>&lt;/form&gt; </text:p>
              <text:p text:style-name="P40"><text:s text:c="4"/>&lt;/definition&gt; </text:p>
              <text:p text:style-name="P40"><text:s text:c="2"/>&lt;/sense&gt; </text:p>
              <text:p text:style-name="P40"><text:s text:c="2"/>&lt;etymology type="proto" source="und-x-proto"&gt; </text:p>
              <text:p text:style-name="P40"><text:s text:c="4"/>&lt;form lang="und-x-proto"&gt;&lt;text&gt;apuR&lt;/text&gt;&lt;/form&gt; </text:p>
              <text:p text:style-name="P40"><text:s text:c="4"/>&lt;gloss lang="en"&gt;&lt;text&gt;lime, chalk&lt;/text&gt;&lt;/gloss&gt; </text:p>
              <text:p text:style-name="P40"><text:s text:c="2"/>&lt;/etymology&gt; </text:p>
              <text:p text:style-name="P40">&lt;/entry&gt; </text:p>
            </table:table-cell>
          </table:table-row>
        </table:table-header-rows>
      </table:table>
      <text:p text:style-name="Preformatted_20_Text"/>
      <text:p text:style-name="Standard"><text:soft-page-break/>Notice how the lexical function in the MDF data has been transformed into a variant in LIFT. An alternative which is more probable from an automatic conversion might be:</text:p>
      <text:p text:style-name="P36"><text:s text:c="2"/>&lt;relation key="syn" sense="<text:span text:style-name="T117">a0fc19e4-fa0d-484c-b500-58fe8268cd0b</text:span>"&gt;<text:span text:style-name="T117">&lt;!--ahul--&gt;</text:span></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h text:style-name="Heading_20_2" text:outline-level="2">Hierarchies</text:h>
      <text:p text:style-name="Standard">Since sense can both form a hierarchy and also not be <text:span text:style-name="T118">labeled</text:span>,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0"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41">&lt;entry id="f6434298-b2c2-4be3-98f8-cb8230d90a81"&gt; </text:p>
              <text:p text:style-name="P41"><text:s text:c="2"/>&lt;lexical-unit&gt; </text:p>
              <text:p text:style-name="P41"><text:s text:c="4"/>&lt;form lang="und-Latn"&gt;&lt;text&gt;opon&lt;/text&gt;&lt;/form&gt; </text:p>
              <text:p text:style-name="P41"><text:s text:c="2"/>&lt;/lexical-unit&gt; </text:p>
              <text:p text:style-name="P41"><text:s text:c="2"/>&lt;sense id="4eea7c36-c37a-4f1d-afbe-77e2e8731868" order="1"&gt; </text:p>
              <text:p text:style-name="P41"><text:s text:c="4"/>&lt;grammatical-info value="n"/&gt; </text:p>
              <text:p text:style-name="P41"><text:s text:c="4"/>&lt;gloss lang="en"&gt;&lt;text&gt;grand kin&lt;/text&gt;&lt;/gloss&gt; </text:p>
              <text:p text:style-name="P41"><text:s text:c="4"/>&lt;definition&gt; </text:p>
              <text:p text:style-name="P41"><text:s text:c="6"/>&lt;form lang="en"&gt; </text:p>
              <text:p text:style-name="P41"><text:s text:c="8"/>&lt;text&gt;grandparent, grandchild; reciprocal term of plus or minus two generations&lt;/text&gt; </text:p>
              <text:p text:style-name="P41"><text:s text:c="6"/>&lt;/form&gt; </text:p>
              <text:p text:style-name="P41"><text:s text:c="4"/>&lt;/definition&gt; </text:p>
              <text:p text:style-name="P41"><text:s text:c="4"/>&lt;subsense id="a14e3ac9-1a57-4cda-89ca-3d376fb7b8ea"&gt; </text:p>
              <text:p text:style-name="P41"><text:s text:c="6"/>&lt;grammatical-info value="n"/&gt; </text:p>
              <text:p text:style-name="P41"><text:s text:c="6"/>&lt;gloss lang="en"&gt;&lt;text&gt;ancestor&lt;/text&gt;&lt;/gloss&gt; </text:p>
              <text:p text:style-name="P41"><text:s text:c="6"/>&lt;definition&gt; </text:p>
              <text:p text:style-name="P41"><text:s text:c="8"/>&lt;form lang="en"&gt; </text:p>
              <text:p text:style-name="P41"><text:s text:c="10"/>&lt;text&gt;ancestor, descendent&lt;/text&gt; </text:p>
              <text:p text:style-name="P41"><text:s text:c="8"/>&lt;/form&gt; </text:p>
              <text:p text:style-name="P41"><text:s text:c="6"/>&lt;/definition&gt; </text:p>
              <text:p text:style-name="P41"><text:s text:c="4"/>&lt;/subsense&gt; </text:p>
              <text:p text:style-name="P41"><text:s text:c="2"/>&lt;/sense&gt; </text:p>
              <text:p text:style-name="P41"><text:s text:c="2"/>&lt;sense id="c9eac5cb-a386-4e0f-9650-37c6397f3f5b" order="2"&gt; </text:p>
              <text:p text:style-name="P41"><text:s text:c="4"/>&lt;grammatical-info value="n"/&gt; </text:p>
              <text:p text:style-name="P41"><text:s text:c="4"/>&lt;gloss lang="en"&gt;&lt;text&gt;master&lt;/text&gt;&lt;/gloss&gt; </text:p>
              <text:p text:style-name="P41"><text:s text:c="4"/>&lt;definition&gt; </text:p>
              <text:p text:style-name="P41"><text:s text:c="6"/>&lt;form lang="en"&gt; </text:p>
              <text:p text:style-name="P41"><text:s text:c="8"/>&lt;text&gt;master, lord, owner; the one with the say over someone or something&lt;/text&gt; </text:p>
              <text:p text:style-name="P41"><text:s text:c="6"/>&lt;/form&gt; </text:p>
              <text:p text:style-name="P41"><text:s text:c="4"/>&lt;/definition&gt; </text:p>
              <text:p text:style-name="P41"><text:s text:c="2"/>&lt;/sense&gt; </text:p>
              <text:p text:style-name="P41">&lt;/entry&gt; </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h text:style-name="Heading_20_2" text:outline-level="2">Multiple Scripts</text:h>
      <text:p text:style-name="Standard">Why do we have all these seemingly redundant <text:span text:style-name="code">&lt;form&gt;</text:span> tags around the place? They are needed for the situation where <text:span text:style-name="T119">something</text:span> may be written in multiple scripts. This isn’t <text:span text:style-name="T118">always </text:span>a case of different languages. We <text:span text:style-name="T119">may </text:span>need to acknowledge that the text is identical but is being stored in two or more writing systems. So, for example if a <text:span text:style-name="T118">lexeme</text:span> were written with two writing systems, there would not be two <text:span text:style-name="T118">lexemes</text:span> but just the one <text:span text:style-name="T118">lexeme</text:span> written two different ways. <text:soft-page-break/>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31">jɔ̃dẽ̀</text:span></text:p>
              <text:p text:style-name="Preformatted_20_Text">\lxt ยองเด่ง</text:p>
              <text:p text:style-name="Preformatted_20_Text">\dia Ratburi</text:p>
              <text:p text:style-name="Preformatted_20_Text">\a <text:span text:style-name="T31">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37">&lt;entry id<text:span text:style-name="T85">="</text:span><text:span text:style-name="T87">0656d719-24c7-467c-afab-949d8c52e4c6</text:span>"&gt;</text:p>
              <text:p text:style-name="Preformatted_20_Text"><text:s text:c="2"/>&lt;lexical-unit&gt;</text:p>
              <text:p text:style-name="Preformatted_20_Text"><text:s text:c="4"/>&lt;form lang="und-fonipa"&gt;&lt;text&gt;<text:span text:style-name="T31">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31">jə̀ŋɗɐ̃̀ʲ</text:span>&lt;/text&gt;&lt;/form&gt;</text:p>
              <text:p text:style-name="Preformatted_20_Text"><text:s text:c="2"/>&lt;/variant&gt;</text:p>
              <text:p text:style-name="P38"><text:s text:c="2"/>&lt;sense id="<text:span text:style-name="T118">ec1c8b03-658c-4a82-9411-6063d7b8a54e</text:span>"</text:p>
              <text:p text:style-name="P38"><text:s text:c="9"/>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38"><text:s text:c="4"/>&lt;note type="source"&gt;</text:p>
              <text:p text:style-name="P38"><text:s text:c="6"/>&lt;form lang="en"&gt;&lt;text&gt;lang1.42.6&lt;/text&gt;&lt;/form&gt;</text:p>
              <text:p text:style-name="P38"><text:s text:c="4"/>&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h text:style-name="Heading_20_2" text:outline-level="2">Lift Conformance</text:h>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h text:style-name="Heading_20_2" text:outline-level="2">Single Pass Generation</text:h>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text:span text:style-name="T120">available</text:span>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text:span text:style-name="T120">modeling</text:span>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h text:style-name="Heading_20_2" text:outline-level="2"><text:soft-page-break/>Multiple Passes</text:h>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xml:id="list1762442818" text:style-name="L7">
        <text:list-item>
          <text:p text:style-name="P53">Creation of subentry reference lists</text:p>
        </text:list-item>
        <text:list-item>
          <text:p text:style-name="P53">Split morphological segments into separate lexical relational elements</text:p>
        </text:list-item>
      </text:list>
      <text:h text:style-name="Heading_20_2" text:outline-level="2"><text:span text:style-name="T102">Round-trip</text:span> Requirements</text:h>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text:span text:style-name="T103">round-trips</text:span>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h text:style-name="Heading_20_2" text:outline-level="2">Merging XML</text:h>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h text:style-name="Heading_20_2" text:outline-level="2">Initial Development</text:h>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32">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text:p text:style-name="Standard"><text:soft-page-break/>0.12<text:tab/>MJPH<text:tab/><text:tab/>15/Jan/2008<text:tab/><text:tab/>Allow full <text:span text:style-name="Source_20_Text">range</text:span> definitions within a LIFT file. Move <text:tab/><text:tab/><text:tab/><text:tab/><text:tab/><text:tab/><text:tab/><text:tab/><text:tab/><text:tab/><text:span text:style-name="Source_20_Text">etymology</text:span> to <text:span text:style-name="Source_20_Text">entry</text:span> from <text:span text:style-name="Source_20_Text">sense</text:span>. Add <text:tab/><text:tab/><text:tab/><text:tab/><text:tab/> <text:s/><text:tab/><text:tab/><text:tab/><text:tab/><text:tab/><text:tab/><text:tab/><text:tab/><text:tab/><text:span text:style-name="Source_20_Text">reversal/grammatical-info</text:span>.</text:p>
      <text:p text:style-name="Standard"><text:tab/><text:tab/><text:tab/><text:tab/><text:tab/>6/May/2008<text:tab/><text:tab/>Remove <text:span text:style-name="code">range-set</text:span> type in favour of <text:span text:style-name="code">range</text:span>.</text:p>
      <text:p text:style-name="Standard">0.13<text:tab/>SRMc<text:tab/><text:tab/>31/Mar/2009<text:tab/>Changed version number to force automatic XSLT updates <text:tab/><text:tab/><text:tab/><text:tab/><text:tab/><text:tab/><text:tab/><text:tab/><text:tab/>of old files. <text:s/>Changed <text:span text:style-name="code">semantic_domain</text:span> to <text:span text:style-name="code">semantic-<text:tab/><text:tab/><text:tab/><text:tab/><text:tab/><text:tab/><text:tab/><text:tab/><text:tab/><text:tab/>domain</text:span>, and <text:span text:style-name="code">scientific_name</text:span> to <text:span text:style-name="code">scientific-name</text:span><text:span text:style-name="T4">.</text:span></text:p>
      <text:p text:style-name="Standard">0.14<text:tab/>MJPH<text:tab/><text:tab/>8/Apr/2009<text:tab/><text:tab/>Make <text:span text:style-name="code">field-</text:span>defn, range and <text:span text:style-name="code">range-element</text:span> inherit from <text:tab/><text:tab/><text:tab/><text:tab/><text:tab/><text:tab/><text:tab/><text:tab/><text:tab/><text:span text:style-name="code">extensible</text:span>. Add <text:span text:style-name="code">literal-meaning</text:span> to <text:span text:style-name="code">entry</text:span>. Describe <text:tab/><text:tab/><text:tab/><text:tab/><text:tab/><text:tab/><text:tab/><text:tab/><text:tab/><text:tab/>standard ranges so as to be the same as Fieldworks.</text:p>
      <text:p text:style-name="Standard">0.14.1<text:tab/>MJPH<text:tab/><text:tab/>1/Oct/2009<text:tab/><text:tab/>Restructure document. Add <text:span text:style-name="Source_20_Text">note</text:span> to <text:span text:style-name="Source_20_Text">example</text:span> to make<text:tab/><text:tab/><text:tab/><text:tab/><text:tab/><text:tab/><text:tab/><text:tab/><text:tab/><text:tab/>document and relax grammar the same.</text:p>
      <text:p text:style-name="Standard">0.15<text:tab/>MJPH<text:tab/><text:tab/>26/Apr/2010<text:tab/>Remove <text:span text:style-name="Source_20_Text">@guid</text:span> and change <text:span text:style-name="Source_20_Text">refid</text:span> to be a guid. Add owner <text:tab/><text:tab/><text:tab/><text:tab/><text:tab/><text:tab/><text:tab/><text:tab/><text:tab/>range set.</text:p>
      <text:p text:style-name="P15">0.15<text:tab/>SRMc<text:tab/><text:tab/>2<text:span text:style-name="T108">8</text:span>/Sep/2011<text:tab/><text:span text:style-name="T108">B</text:span>ring document into conformance with the proposed <text:tab/><text:tab/><text:tab/><text:tab/><text:tab/><text:tab/><text:tab/><text:tab/><text:tab/><text:tab/>changes that have been approved by the LIFT community <text:tab/><text:tab/><text:tab/><text:tab/><text:tab/><text:tab/><text:tab/><text:tab/><text:tab/>for version 0.15 (LIFT RFC 1 and <text:s/>LIFT RFC 2). <text:s/><text:span text:style-name="T108">Add <text:tab/><text:tab/><text:tab/><text:tab/><text:tab/><text:tab/><text:tab/><text:tab/><text:tab/><text:tab/>some additional explanatory material in several places.</text:span></text:p>
      <text:p text:style-name="P16"><text:span text:style-name="T108"><text:tab/><text:tab/><text:tab/><text:tab/><text:tab/> </text:span><text:span text:style-name="T131">5</text:span><text:span text:style-name="T121">/</text:span><text:span text:style-name="T1">Oct</text:span><text:span text:style-name="T121">/2011 <text:tab/>Fix a number of minor errors, including in the examples <text:tab/><text:tab/><text:tab/><text:tab/><text:tab/><text:tab/><text:tab/><text:tab/><text:tab/><text:tab/></text:span><text:span text:style-name="T131">and the diagrams</text:span><text:span text:style-name="T12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Ubuntu" svg:font-family="Ubuntu"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style:font-face style:name="DejaVu Sans Condensed" svg:font-family="'DejaVu Sans Condensed'" style:font-adornments="Condensed"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default-outline-level="5" style:class="text">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default-outline-level="6" style:class="text">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default-outline-level="" style:list-style-name="">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2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0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8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6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4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2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016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ttribDescListItem" style:family="paragraph" style:parent-style-name="List_20_Indent" style:default-outline-level="1" style:list-style-name="" style:master-page-name="">
      <style:paragraph-properties fo:margin-left="2in" fo:margin-right="0in" fo:text-indent="-0.3in" style:auto-text-indent="false" style:page-number="auto" fo:background-color="transparent" style:shadow="none" text:number-lines="true" text:line-number="1">
        <style:tab-stops/>
        <style:background-image/>
      </style:paragraph-properties>
    </style:style>
    <style:style style:name="AttribDescContinue" style:family="paragraph" style:parent-style-name="Standard" style:class="text">
      <style:paragraph-properties fo:margin-left="1in" fo:margin-right="0in" fo:text-indent="0in" style:auto-text-indent="false"/>
    </style:style>
    <style:style style:name="AttribComment" style:family="paragraph" style:parent-style-name="AttribDesc" style:class="text">
      <style:paragraph-properties fo:margin-left="0.3402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in" fo:margin-bottom="0in"/>
    </style:style>
    <style:style style:name="MT1" style:family="text">
      <style:text-properties officeooo:rsid="00643001"/>
    </style:style>
    <style:style style:name="MT2" style:family="text">
      <style:text-properties fo:font-size="8pt" style:font-size-asian="8pt"/>
    </style:style>
    <style:style style:name="MT3" style:family="text">
      <style:text-properties fo:font-size="8pt" fo:font-weight="bold" style:font-size-asian="8pt" style:font-weight-asian="bold"/>
    </style:style>
    <style:style style:name="MT4" style:family="text">
      <style:text-properties style:font-name="Times New Roman"/>
    </style:style>
    <style:style style:name="MT5" style:family="text">
      <style:text-properties fo:font-size="6pt" style:font-size-asian="6pt"/>
    </style:style>
    <style:page-layout style:name="Mpm1">
      <style:page-layout-properties fo:page-width="8.2681in" fo:page-height="11.6929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DRAFT <text:span text:style-name="MT1">(version 0.15)</text:span></text:p>
      </style:header>
      <style:footer>
        <text:p text:style-name="MP2"><text:span text:style-name="MT2"><text:line-break/></text:span><text:span text:style-name="MT2"><text:title>Lexicon Interchange Format</text:title></text:span><text:span text:style-name="MT2"> <text:s text:c="2"/></text:span><text:span text:style-name="Page_20_Number"><text:span text:style-name="MT3">Page </text:span></text:span><text:span text:style-name="MT3"><text:page-number text:select-page="current">15</text:page-number></text:span><text:span text:style-name="Page_20_Number"><text:span text:style-name="MT3"> of </text:span></text:span><text:span text:style-name="MT3"><text:page-count style:num-format="1">38</text:page-count></text:span><text:span text:style-name="Page_20_Number"><text:span text:style-name="MT3"><text:tab/></text:span></text:span><text:span text:style-name="MT4">DRAFT</text:span></text:p>
        <text:p text:style-name="MP2"><text:span text:style-name="MT5"><text:initial-creator>Martin Hosken</text:initial-creator></text:span><text:span text:style-name="MT5"> <text:s text:c="2"/></text:span><text:span text:style-name="MT5"><text:print-date style:data-style-name="N116">September 28, 2011</text:print-date></text:span><text:span text:style-name="Page_20_Number"><text:span text:style-name="MT5"> <text:s text:c="2"/>Rev: </text:span></text:span><text:span text:style-name="MT5"><text:editing-cycles>475</text:editing-cycles></text:spa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Lexicon Interchange Format</dc:title>
    <dc:subject>A Description</dc:subject>
    <meta:initial-creator>Martin Hosken</meta:initial-creator>
    <meta:creation-date>2006-07-07T09:27:58</meta:creation-date>
    <dc:creator>Stephen McConnel</dc:creator>
    <dc:date>2011-10-07T15:05:50</dc:date>
    <meta:printed-by>Stephen McConnel</meta:printed-by>
    <meta:print-date>2011-09-28T09:40:54</meta:print-date>
    <meta:editing-cycles>475</meta:editing-cycles>
    <meta:editing-duration>PT466H52M19S</meta:editing-duration>
    <dc:description>version 0.15</dc:description>
    <meta:document-statistic meta:table-count="8" meta:image-count="3" meta:object-count="0" meta:page-count="38" meta:paragraph-count="944" meta:word-count="11652" meta:character-count="75811"/>
    <meta:user-defined meta:name="Info 1"/>
    <meta:user-defined meta:name="Info 2"/>
    <meta:user-defined meta:name="Info 3"/>
    <meta:user-defined meta:name="Info 4"/>
    <meta:template xlink:type="simple" xlink:actuate="onRequest" xlink:title="NRSI_StandardA4" xlink:href="../../../home/mhosken/Work/.openoffice.org2/user/template/NRSI_StandardA4.ott" meta:date="2006-07-07T09:27:58"/>
  </office:meta>
</office:document-meta>
</file>

<file path=VersionList.xml><?xml version="1.0" encoding="utf-8"?>
<VL:version-list xmlns:dc="http://purl.org/dc/elements/1.1/" xmlns:VL="http://openoffice.org/2001/versions-list">
  <VL:version-entry VL:title="Version1" VL:comment="updated for version 0.15 of the LIFT standard" VL:creator="Stephen McConnel" dc:date-time="2011-10-05T15:52:00"/>
</VL:version-list>
</file>